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, Menlo, Monaco, 'Lucid" svg:font-family="Consolas, Menlo, Monaco, 'Lucid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1pt" style:font-size-asian="11pt"/>
    </style:style>
    <style:style style:name="P2" style:parent-style-name="Standard" style:family="paragraph">
      <style:text-properties fo:font-size="10pt" style:font-size-asian="10pt"/>
    </style:style>
    <style:style style:name="P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8pt" style:font-size-asian="8pt" fo:language="en" fo:country="US"/>
    </style:style>
    <style:style style:name="T5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7" style:parent-style-name="Standard" style:family="paragraph">
      <style:text-properties fo:font-size="8pt" style:font-size-asian="8pt" fo:language="en" fo:country="US"/>
    </style:style>
    <style:style style:name="P8" style:parent-style-name="Standard" style:family="paragraph">
      <style:text-properties fo:font-size="8pt" style:font-size-asian="8pt" fo:language="en" fo:country="US"/>
    </style:style>
    <style:style style:name="P9" style:parent-style-name="Standard" style:family="paragraph">
      <style:text-properties fo:font-size="8pt" style:font-size-asian="8pt" style:text-underline-type="single" style:text-underline-style="solid" style:text-underline-width="auto" style:text-underline-mode="continuous" fo:language="en" fo:country="US"/>
    </style:style>
    <style:style style:name="T1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T13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P14" style:parent-style-name="TableContents" style:family="paragraph">
      <style:paragraph-properties style:line-height-at-least="0.2083in"/>
    </style:style>
    <style:style style:name="T1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8" style:parent-style-name="TableContents" style:family="paragraph">
      <style:paragraph-properties style:line-height-at-least="0.2083in"/>
    </style:style>
    <style:style style:name="T1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20" style:parent-style-name="TableContents" style:family="paragraph">
      <style:paragraph-properties style:line-height-at-least="0.2083in"/>
    </style:style>
    <style:style style:name="T2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2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4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25" style:parent-style-name="TableContents" style:family="paragraph">
      <style:paragraph-properties style:line-height-at-least="0.2083in"/>
      <style:text-properties fo:language="en" fo:country="US"/>
    </style:style>
    <style:style style:name="P26" style:parent-style-name="Standard" style:family="paragraph"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27" style:parent-style-name="TableContents" style:family="paragraph">
      <style:paragraph-properties style:line-height-at-least="0.2083in"/>
    </style:style>
    <style:style style:name="T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9" style:parent-style-name="TableContents" style:family="paragraph">
      <style:paragraph-properties style:line-height-at-least="0.2083in"/>
    </style:style>
    <style:style style:name="T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" style:parent-style-name="TableContents" style:family="paragraph">
      <style:paragraph-properties style:line-height-at-least="0.2083in"/>
    </style:style>
    <style:style style:name="T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5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3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37" style:parent-style-name="TableContents" style:family="paragraph">
      <style:paragraph-properties style:line-height-at-least="0.2083in"/>
    </style:style>
    <style:style style:name="T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" style:parent-style-name="TableContents" style:family="paragraph">
      <style:paragraph-properties style:line-height-at-least="0.2083in"/>
    </style:style>
    <style:style style:name="T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" style:parent-style-name="TableContents" style:family="paragraph">
      <style:paragraph-properties style:line-height-at-least="0.2083in"/>
      <style:text-properties fo:language="en" fo:country="US"/>
    </style:style>
    <style:style style:name="P4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4" style:parent-style-name="TableContents" style:family="paragraph">
      <style:paragraph-properties style:line-height-at-least="0.2083in"/>
    </style:style>
    <style:style style:name="T4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46" style:parent-style-name="TableContents" style:family="paragraph">
      <style:paragraph-properties style:line-height-at-least="0.2083in"/>
    </style:style>
    <style:style style:name="T4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" style:parent-style-name="TableContents" style:family="paragraph">
      <style:paragraph-properties style:line-height-at-least="0.2083in"/>
    </style:style>
    <style:style style:name="T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1" style:parent-style-name="TableContents" style:family="paragraph">
      <style:paragraph-properties style:line-height-at-least="0.2083in"/>
    </style:style>
    <style:style style:name="T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55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56" style:parent-style-name="Normal" style:family="paragraph">
      <style:paragraph-properties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" style:parent-style-name="Fonteparág.padrão" style:family="text">
      <style:text-properties style:font-name="Consolas" style:font-name-asian="Times New Roman" style:font-name-complex="Courier New" fo:color="#242729" style:letter-kerning="false" fo:font-size="10pt" style:font-size-asian="10pt" style:font-size-complex="10pt" fo:background-color="#EFF0F1" fo:language="en" fo:country="US" style:language-asian="en" style:country-asian="US" style:language-complex="ar" style:country-complex="SA"/>
    </style:style>
    <style:style style:name="P58" style:parent-style-name="TableContents" style:family="paragraph">
      <style:paragraph-properties style:line-height-at-least="0.2083in"/>
      <style:text-properties fo:language="en" fo:country="US"/>
    </style:style>
    <style:style style:name="P59" style:parent-style-name="TableContents" style:family="paragraph">
      <style:paragraph-properties style:line-height-at-least="0.2083in"/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60" style:parent-style-name="TableContents" style:family="paragraph">
      <style:paragraph-properties style:line-height-at-least="0.2083in"/>
    </style:style>
    <style:style style:name="T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" style:parent-style-name="TableContents" style:family="paragraph">
      <style:paragraph-properties style:line-height-at-least="0.2083in"/>
    </style:style>
    <style:style style:name="T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" style:parent-style-name="TableContents" style:family="paragraph">
      <style:paragraph-properties style:line-height-at-least="0.2083in"/>
    </style:style>
    <style:style style:name="T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" style:parent-style-name="TableContents" style:family="paragraph">
      <style:paragraph-properties style:line-height-at-least="0.2083in"/>
    </style:style>
    <style:style style:name="T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" style:parent-style-name="TableContents" style:family="paragraph">
      <style:paragraph-properties style:line-height-at-least="0.2083in"/>
    </style:style>
    <style:style style:name="T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" style:parent-style-name="TableContents" style:family="paragraph">
      <style:paragraph-properties style:line-height-at-least="0.2083in"/>
    </style:style>
    <style:style style:name="T7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5" style:parent-style-name="TableContents" style:family="paragraph">
      <style:paragraph-properties style:line-height-at-least="0.2083in"/>
    </style:style>
    <style:style style:name="T7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9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2" style:parent-style-name="TableContents" style:family="paragraph">
      <style:paragraph-properties style:line-height-at-least="0.2083in"/>
      <style:text-properties fo:language="en" fo:country="US"/>
    </style:style>
    <style:style style:name="P83" style:parent-style-name="TableContents" style:family="paragraph">
      <style:paragraph-properties style:line-height-at-least="0.2083in"/>
      <style:text-properties fo:language="en" fo:country="US"/>
    </style:style>
    <style:style style:name="P84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85" style:parent-style-name="TableContents" style:family="paragraph">
      <style:paragraph-properties style:line-height-at-least="0.2083in"/>
    </style:style>
    <style:style style:name="T86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8" style:parent-style-name="TableContents" style:family="paragraph">
      <style:paragraph-properties style:line-height-at-least="0.2083in" fo:text-indent="0.5in"/>
    </style:style>
    <style:style style:name="T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0" style:parent-style-name="TableContents" style:family="paragraph">
      <style:paragraph-properties style:line-height-at-least="0.2083in" fo:text-indent="0.5in"/>
    </style:style>
    <style:style style:name="T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2" style:parent-style-name="TableContents" style:family="paragraph">
      <style:paragraph-properties style:line-height-at-least="0.2083in" fo:margin-left="0.5in">
        <style:tab-stops/>
      </style:paragraph-properties>
    </style:style>
    <style:style style:name="T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7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9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2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5" style:parent-style-name="TableContents" style:family="paragraph">
      <style:paragraph-properties style:line-height-at-least="0.2083in" fo:margin-left="1in">
        <style:tab-stops/>
      </style:paragraph-properties>
    </style:style>
    <style:style style:name="T1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7" style:parent-style-name="TableContents" style:family="paragraph">
      <style:paragraph-properties style:line-height-at-least="0.2083in"/>
    </style:style>
    <style:style style:name="T1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9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1" style:parent-style-name="TableContents" style:family="paragraph">
      <style:paragraph-properties style:line-height-at-least="0.2083in"/>
      <style:text-properties fo:language="en" fo:country="US"/>
    </style:style>
    <style:style style:name="P1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4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8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4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1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9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3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7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7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73" style:parent-style-name="TableContents" style:family="paragraph">
      <style:paragraph-properties style:line-height-at-least="0.2083in"/>
    </style:style>
    <style:style style:name="T2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75" style:parent-style-name="TableContents" style:family="paragraph">
      <style:paragraph-properties style:line-height-at-least="0.2083in"/>
    </style:style>
    <style:style style:name="T2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77" style:parent-style-name="TableContents" style:family="paragraph">
      <style:paragraph-properties style:line-height-at-least="0.2083in"/>
    </style:style>
    <style:style style:name="T2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79" style:parent-style-name="TableContents" style:family="paragraph">
      <style:paragraph-properties style:line-height-at-least="0.2083in"/>
    </style:style>
    <style:style style:name="T2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1" style:parent-style-name="TableContents" style:family="paragraph">
      <style:paragraph-properties style:line-height-at-least="0.2083in"/>
    </style:style>
    <style:style style:name="T28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283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284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85" style:parent-style-name="TableContents" style:family="paragraph">
      <style:paragraph-properties style:line-height-at-least="0.2083in"/>
    </style:style>
    <style:style style:name="T286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87" style:parent-style-name="TableContents" style:family="paragraph">
      <style:paragraph-properties style:line-height-at-least="0.2083in"/>
    </style:style>
    <style:style style:name="T288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89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90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91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2" style:parent-style-name="TableContents" style:family="paragraph">
      <style:paragraph-properties style:line-height-at-least="0.2083in"/>
    </style:style>
    <style:style style:name="T293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4" style:parent-style-name="TableContents" style:family="paragraph">
      <style:paragraph-properties style:line-height-at-least="0.2083in"/>
    </style:style>
    <style:style style:name="P295" style:parent-style-name="TableContents" style:family="paragraph">
      <style:paragraph-properties style:line-height-at-least="0.2083in"/>
    </style:style>
    <style:style style:name="P296" style:parent-style-name="TableContents" style:family="paragraph">
      <style:paragraph-properties style:line-height-at-least="0.2083in"/>
    </style:style>
    <style:style style:name="T297" style:parent-style-name="SourceText" style:family="text">
      <style:text-properties style:font-name="Calibri" style:font-name-complex="Calibri" fo:color="#242729" fo:font-size="6.5pt" style:font-size-asian="6.5pt" style:font-size-complex="10pt" fo:background-color="#EFF0F1" fo:language="en" fo:country="US"/>
    </style:style>
    <style:style style:name="P298" style:parent-style-name="Normal" style:family="paragraph">
      <style:text-properties fo:hyphenate="true"/>
    </style:style>
    <style:style style:name="T299" style:parent-style-name="Fonteparág.padrão" style:family="text">
      <style:text-properties fo:language="en" fo:country="US"/>
    </style:style>
    <style:style style:name="T300" style:parent-style-name="Hyperlink" style:family="text">
      <style:text-properties style:font-name="Arial" style:font-name-complex="Arial" fo:font-weight="bold" style:font-weight-asian="bold" style:font-weight-complex="bold" fo:color="#3572B0" fo:font-size="10.5pt" style:font-size-asian="10.5pt" style:font-size-complex="10.5pt" fo:language="en" fo:country="US"/>
    </style:style>
    <style:style style:name="P301" style:parent-style-name="NormalWeb" style:family="paragraph">
      <style:paragraph-properties fo:margin-top="0in" fo:margin-bottom="0in"/>
      <style:text-properties style:font-name="Arial" style:font-name-complex="Arial" fo:color="#333333" fo:font-size="10.5pt" style:font-size-asian="10.5pt" style:font-size-complex="10.5pt"/>
    </style:style>
    <style:style style:name="P302" style:parent-style-name="TableContents" style:family="paragraph">
      <style:paragraph-properties style:line-height-at-least="0.2083in"/>
      <style:text-properties fo:language="en" fo:country="US"/>
    </style:style>
    <style:style style:name="P303" style:parent-style-name="TableContents" style:family="paragraph">
      <style:paragraph-properties style:line-height-at-least="0.2083in" fo:margin-left="0.5in" fo:text-indent="0.5in">
        <style:tab-stops/>
      </style:paragraph-properties>
      <style:text-properties fo:language="en" fo:country="US"/>
    </style:style>
    <style:style style:name="P304" style:parent-style-name="TableContents" style:family="paragraph">
      <style:paragraph-properties style:line-height-at-least="0.2083in"/>
      <style:text-properties fo:language="en" fo:country="US"/>
    </style:style>
    <style:style style:name="P305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306" style:parent-style-name="TableContents" style:family="paragraph">
      <style:paragraph-properties style:line-height-at-least="0.2083in"/>
    </style:style>
    <style:style style:name="T307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0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09" style:parent-style-name="TableContents" style:family="paragraph">
      <style:paragraph-properties style:line-height-at-least="0.2083in"/>
    </style:style>
    <style:style style:name="T31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11" style:parent-style-name="TableContents" style:family="paragraph">
      <style:paragraph-properties style:line-height-at-least="0.2083in"/>
    </style:style>
    <style:style style:name="T31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4" style:parent-style-name="TableContents" style:family="paragraph">
      <style:paragraph-properties style:line-height-at-least="0.2083in"/>
    </style:style>
    <style:style style:name="T3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7" style:parent-style-name="TableContents" style:family="paragraph">
      <style:paragraph-properties style:line-height-at-least="0.2083in"/>
    </style:style>
    <style:style style:name="T3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9" style:parent-style-name="TableContents" style:family="paragraph">
      <style:paragraph-properties style:line-height-at-least="0.2083in"/>
    </style:style>
    <style:style style:name="T3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1" style:parent-style-name="TableContents" style:family="paragraph">
      <style:paragraph-properties style:line-height-at-least="0.2083in"/>
    </style:style>
    <style:style style:name="T3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3" style:parent-style-name="TableContents" style:family="paragraph">
      <style:paragraph-properties style:line-height-at-least="0.2083in"/>
    </style:style>
    <style:style style:name="T3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6" style:parent-style-name="TableContents" style:family="paragraph">
      <style:paragraph-properties style:line-height-at-least="0.2083in"/>
    </style:style>
    <style:style style:name="T3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30" style:parent-style-name="TableContents" style:family="paragraph">
      <style:paragraph-properties style:line-height-at-least="0.2083in"/>
    </style:style>
    <style:style style:name="T3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2" style:parent-style-name="TableContents" style:family="paragraph">
      <style:paragraph-properties style:line-height-at-least="0.2083in"/>
    </style:style>
    <style:style style:name="T33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4" style:parent-style-name="TableContents" style:family="paragraph">
      <style:paragraph-properties style:line-height-at-least="0.2083in"/>
    </style:style>
    <style:style style:name="T33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6" style:parent-style-name="TableContents" style:family="paragraph">
      <style:paragraph-properties style:line-height-at-least="0.2083in"/>
    </style:style>
    <style:style style:name="T3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3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9" style:parent-style-name="TableContents" style:family="paragraph">
      <style:paragraph-properties style:line-height-at-least="0.2083in" fo:text-indent="0.5in"/>
    </style:style>
    <style:style style:name="T3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1" style:parent-style-name="TableContents" style:family="paragraph">
      <style:paragraph-properties style:line-height-at-least="0.2083in" fo:text-indent="0.5in"/>
    </style:style>
    <style:style style:name="T3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3" style:parent-style-name="TableContents" style:family="paragraph">
      <style:paragraph-properties style:line-height-at-least="0.2083in" fo:text-indent="0.5in"/>
    </style:style>
    <style:style style:name="T3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5" style:parent-style-name="TableContents" style:family="paragraph">
      <style:paragraph-properties style:line-height-at-least="0.2083in"/>
    </style:style>
    <style:style style:name="T34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4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48" style:parent-style-name="TableContents" style:family="paragraph">
      <style:paragraph-properties style:line-height-at-least="0.2083in" fo:text-indent="0.5in"/>
    </style:style>
    <style:style style:name="T3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0" style:parent-style-name="TableContents" style:family="paragraph">
      <style:paragraph-properties style:line-height-at-least="0.2083in"/>
    </style:style>
    <style:style style:name="T35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2" style:parent-style-name="TableContents" style:family="paragraph">
      <style:paragraph-properties style:line-height-at-least="0.2083in"/>
    </style:style>
    <style:style style:name="T3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5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5" style:parent-style-name="TableContents" style:family="paragraph">
      <style:paragraph-properties style:line-height-at-least="0.2083in" fo:text-indent="0.5in"/>
    </style:style>
    <style:style style:name="T3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7" style:parent-style-name="TableContents" style:family="paragraph">
      <style:paragraph-properties style:line-height-at-least="0.2083in" fo:text-indent="0.5in"/>
    </style:style>
    <style:style style:name="T3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9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1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4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6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6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6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70" style:parent-style-name="TableContents" style:family="paragraph">
      <style:paragraph-properties style:line-height-at-least="0.2083in"/>
    </style:style>
    <style:style style:name="T37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372" style:parent-style-name="TableContents" style:family="paragraph">
      <style:paragraph-properties style:line-height-at-least="0.2083in"/>
    </style:style>
    <style:style style:name="T3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79" style:parent-style-name="TableContents" style:family="paragraph">
      <style:paragraph-properties style:line-height-at-least="0.2083in"/>
    </style:style>
    <style:style style:name="T38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81" style:parent-style-name="TableContents" style:family="paragraph">
      <style:paragraph-properties style:line-height-at-least="0.2083in"/>
    </style:style>
    <style:style style:name="T38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38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84" style:parent-style-name="TableContents" style:family="paragraph">
      <style:paragraph-properties style:line-height-at-least="0.2083in"/>
    </style:style>
    <style:style style:name="T38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86" style:parent-style-name="TableContents" style:family="paragraph">
      <style:paragraph-properties style:line-height-at-least="0.2083in"/>
    </style:style>
    <style:style style:name="T38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88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389" style:parent-style-name="TableContents" style:family="paragraph">
      <style:paragraph-properties style:line-height-at-least="0.2083in"/>
    </style:style>
    <style:style style:name="T39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91" style:parent-style-name="TableContents" style:family="paragraph">
      <style:paragraph-properties style:line-height-at-least="0.2083in"/>
    </style:style>
    <style:style style:name="T3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3" style:parent-style-name="TableContents" style:family="paragraph">
      <style:paragraph-properties style:line-height-at-least="0.2083in" fo:margin-left="0.5in">
        <style:tab-stops/>
      </style:paragraph-properties>
    </style:style>
    <style:style style:name="T3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0" style:parent-style-name="TableContents" style:family="paragraph">
      <style:paragraph-properties style:line-height-at-least="0.2083in" fo:margin-left="0.5in">
        <style:tab-stops/>
      </style:paragraph-properties>
    </style:style>
    <style:style style:name="T4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2" style:parent-style-name="TableContents" style:family="paragraph">
      <style:paragraph-properties style:line-height-at-least="0.2083in"/>
    </style:style>
    <style:style style:name="T4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4" style:parent-style-name="TableContents" style:family="paragraph">
      <style:paragraph-properties style:line-height-at-least="0.2083in"/>
    </style:style>
    <style:style style:name="T4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6" style:parent-style-name="TableContents" style:family="paragraph">
      <style:paragraph-properties style:line-height-at-least="0.2083in"/>
    </style:style>
    <style:style style:name="T4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2" style:parent-style-name="TableContents" style:family="paragraph">
      <style:paragraph-properties style:line-height-at-least="0.2083in"/>
    </style:style>
    <style:style style:name="T4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4" style:parent-style-name="TableContents" style:family="paragraph">
      <style:paragraph-properties style:line-height-at-least="0.2083in"/>
    </style:style>
    <style:style style:name="T4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6" style:parent-style-name="TableContents" style:family="paragraph">
      <style:paragraph-properties style:line-height-at-least="0.2083in"/>
    </style:style>
    <style:style style:name="T4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0" style:parent-style-name="TableContents" style:family="paragraph">
      <style:paragraph-properties fo:break-before="column" style:line-height-at-least="0.2083in"/>
    </style:style>
    <style:style style:name="T42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2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23" style:parent-style-name="TableContents" style:family="paragraph">
      <style:paragraph-properties style:line-height-at-least="0.2083in" fo:text-indent="0.5in"/>
    </style:style>
    <style:style style:name="T4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5" style:parent-style-name="TableContents" style:family="paragraph">
      <style:paragraph-properties style:line-height-at-least="0.2083in"/>
    </style:style>
    <style:style style:name="T42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8" style:parent-style-name="TableContents" style:family="paragraph">
      <style:paragraph-properties style:line-height-at-least="0.2083in"/>
    </style:style>
    <style:style style:name="T4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0" style:parent-style-name="TableContents" style:family="paragraph">
      <style:paragraph-properties style:line-height-at-least="0.2083in"/>
    </style:style>
    <style:style style:name="T4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3" style:parent-style-name="TableContents" style:family="paragraph">
      <style:paragraph-properties style:line-height-at-least="0.2083in"/>
    </style:style>
    <style:style style:name="T4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5" style:parent-style-name="TableContents" style:family="paragraph">
      <style:paragraph-properties style:line-height-at-least="0.2083in" fo:text-indent="0.5in"/>
    </style:style>
    <style:style style:name="T4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7" style:parent-style-name="TableContents" style:family="paragraph">
      <style:paragraph-properties style:line-height-at-least="0.2083in"/>
    </style:style>
    <style:style style:name="T4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9" style:parent-style-name="TableContents" style:family="paragraph">
      <style:paragraph-properties style:line-height-at-least="0.2083in"/>
    </style:style>
    <style:style style:name="T44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4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42" style:parent-style-name="TableContents" style:family="paragraph">
      <style:paragraph-properties style:line-height-at-least="0.2083in" fo:text-indent="0.5in"/>
    </style:style>
    <style:style style:name="T4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4" style:parent-style-name="TableContents" style:family="paragraph">
      <style:paragraph-properties style:line-height-at-least="0.2083in" fo:text-indent="0.5in"/>
    </style:style>
    <style:style style:name="T4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6" style:parent-style-name="TableContents" style:family="paragraph">
      <style:paragraph-properties style:line-height-at-least="0.2083in" fo:text-indent="0.5in"/>
    </style:style>
    <style:style style:name="T4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9" style:parent-style-name="TableContents" style:family="paragraph">
      <style:paragraph-properties style:line-height-at-least="0.2083in" fo:text-indent="0.5in"/>
    </style:style>
    <style:style style:name="T4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4" style:parent-style-name="TableContents" style:family="paragraph">
      <style:paragraph-properties style:line-height-at-least="0.2083in" fo:text-indent="0.5in"/>
    </style:style>
    <style:style style:name="T4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6" style:parent-style-name="TableContents" style:family="paragraph">
      <style:paragraph-properties style:line-height-at-least="0.2083in" fo:text-indent="0.5in"/>
    </style:style>
    <style:style style:name="T4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8" style:parent-style-name="TableContents" style:family="paragraph">
      <style:paragraph-properties style:line-height-at-least="0.2083in" fo:text-indent="0.5in"/>
    </style:style>
    <style:style style:name="T4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1" style:parent-style-name="TableContents" style:family="paragraph">
      <style:paragraph-properties style:line-height-at-least="0.2083in" fo:text-indent="0.5in"/>
    </style:style>
    <style:style style:name="T4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3" style:parent-style-name="TableContents" style:family="paragraph">
      <style:paragraph-properties style:line-height-at-least="0.2083in" fo:text-indent="0.5in"/>
    </style:style>
    <style:style style:name="T4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6" style:parent-style-name="TableContents" style:family="paragraph">
      <style:paragraph-properties style:line-height-at-least="0.2083in" fo:text-indent="0.5in"/>
    </style:style>
    <style:style style:name="T4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70" style:parent-style-name="TableContents" style:family="paragraph">
      <style:paragraph-properties style:line-height-at-least="0.2083in"/>
    </style:style>
    <style:style style:name="T47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3" style:parent-style-name="TableContents" style:family="paragraph">
      <style:paragraph-properties style:line-height-at-least="0.2083in"/>
    </style:style>
    <style:style style:name="T47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8" style:parent-style-name="TableContents" style:family="paragraph">
      <style:paragraph-properties style:line-height-at-least="0.2083in"/>
    </style:style>
    <style:style style:name="T4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0" style:parent-style-name="TableContents" style:family="paragraph">
      <style:paragraph-properties style:line-height-at-least="0.2083in"/>
    </style:style>
    <style:style style:name="T4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2" style:parent-style-name="TableContents" style:family="paragraph">
      <style:paragraph-properties style:line-height-at-least="0.2083in"/>
    </style:style>
    <style:style style:name="T48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484" style:parent-style-name="TableContents" style:family="paragraph">
      <style:paragraph-properties style:line-height-at-least="0.2083in" fo:margin-left="0.5in">
        <style:tab-stops/>
      </style:paragraph-properties>
    </style:style>
    <style:style style:name="T48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5" style:parent-style-name="TableContents" style:family="paragraph">
      <style:paragraph-properties style:line-height-at-least="0.2083in" fo:margin-left="0.5in">
        <style:tab-stops/>
      </style:paragraph-properties>
    </style:style>
    <style:style style:name="T4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8" style:parent-style-name="TableContents" style:family="paragraph">
      <style:paragraph-properties style:line-height-at-least="0.2083in"/>
    </style:style>
    <style:style style:name="T49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500" style:parent-style-name="TableContents" style:family="paragraph">
      <style:paragraph-properties style:line-height-at-least="0.2083in" fo:margin-left="0.5in">
        <style:tab-stops/>
      </style:paragraph-properties>
    </style:style>
    <style:style style:name="T5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2" style:parent-style-name="TableContents" style:family="paragraph">
      <style:paragraph-properties style:line-height-at-least="0.2083in" fo:margin-left="0.5in">
        <style:tab-stops/>
      </style:paragraph-properties>
    </style:style>
    <style:style style:name="T5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4" style:parent-style-name="TableContents" style:family="paragraph">
      <style:paragraph-properties style:line-height-at-least="0.2083in"/>
    </style:style>
    <style:style style:name="T5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6" style:parent-style-name="TableContents" style:family="paragraph">
      <style:paragraph-properties style:line-height-at-least="0.2083in"/>
    </style:style>
    <style:style style:name="T5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15" style:parent-style-name="TableContents" style:family="paragraph">
      <style:paragraph-properties style:line-height-at-least="0.2083in" fo:text-indent="0.5in"/>
    </style:style>
    <style:style style:name="T5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17" style:parent-style-name="TableContents" style:family="paragraph">
      <style:paragraph-properties style:line-height-at-least="0.2083in"/>
    </style:style>
    <style:style style:name="T5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5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2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5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25" style:parent-style-name="TableContents" style:family="paragraph">
      <style:paragraph-properties style:line-height-at-least="0.2083in"/>
    </style:style>
    <style:style style:name="T5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8" style:parent-style-name="Fonteparág.padrão" style:family="text">
      <style:text-properties style:font-name="Consolas, Menlo, Monaco, 'Lucid" style:font-name-asian="Courier New" style:font-name-complex="Liberation Mono" fo:color="#242729" fo:font-size="6.5pt" style:font-size-asian="6.5pt" style:font-size-complex="10pt" fo:background-color="#EFF0F1" fo:language="en" fo:country="US"/>
    </style:style>
    <style:style style:name="P529" style:parent-style-name="TableContents" style:family="paragraph">
      <style:paragraph-properties style:line-height-at-least="0.2083in"/>
      <style:text-properties fo:language="en" fo:country="US"/>
    </style:style>
    <style:style style:name="T5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32" style:parent-style-name="Standard" style:family="paragraph">
      <style:text-properties fo:language="en" fo:country="US"/>
    </style:style>
    <style:style style:name="T5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5" style:parent-style-name="Standard" style:family="paragraph">
      <style:paragraph-properties fo:margin-left="0.5in">
        <style:tab-stops/>
      </style:paragraph-properties>
    </style:style>
    <style:style style:name="T5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7" style:parent-style-name="Standard" style:list-style-name="LFO1" style:family="paragraph"/>
    <style:style style:name="T5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2" style:parent-style-name="Standard" style:family="paragraph">
      <style:paragraph-properties fo:margin-left="0.5in">
        <style:tab-stops/>
      </style:paragraph-properties>
    </style:style>
    <style:style style:name="T5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5" style:parent-style-name="Standard" style:family="paragraph">
      <style:paragraph-properties fo:margin-left="0.5in">
        <style:tab-stops/>
      </style:paragraph-properties>
    </style:style>
    <style:style style:name="T5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78" style:parent-style-name="Standard" style:family="paragraph">
      <style:paragraph-properties fo:margin-left="0.5in">
        <style:tab-stops/>
      </style:paragraph-properties>
    </style:style>
    <style:style style:name="T57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80" style:parent-style-name="Standard" style:family="paragraph">
      <style:paragraph-properties fo:margin-left="0.5in">
        <style:tab-stops/>
      </style:paragraph-properties>
    </style:style>
    <style:style style:name="P581" style:parent-style-name="Standard" style:family="paragraph">
      <style:paragraph-properties fo:margin-left="0.5in">
        <style:tab-stops/>
      </style:paragraph-properties>
    </style:style>
    <style:style style:name="T58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83" style:parent-style-name="Standard" style:family="paragraph">
      <style:paragraph-properties fo:margin-left="0.5in">
        <style:tab-stops/>
      </style:paragraph-properties>
    </style:style>
    <style:style style:name="T58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58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6" style:parent-style-name="Standard" style:family="paragraph">
      <style:paragraph-properties fo:margin-left="0.5in">
        <style:tab-stops/>
      </style:paragraph-properties>
    </style:style>
    <style:style style:name="T5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8" style:parent-style-name="Standard" style:family="paragraph">
      <style:paragraph-properties fo:margin-left="0.5in">
        <style:tab-stops/>
      </style:paragraph-properties>
    </style:style>
    <style:style style:name="T5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0" style:parent-style-name="Standard" style:list-style-name="LFO1" style:family="paragraph"/>
    <style:style style:name="T5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2" style:parent-style-name="Standard" style:family="paragraph">
      <style:paragraph-properties fo:margin-left="0.5in">
        <style:tab-stops/>
      </style:paragraph-properties>
    </style:style>
    <style:style style:name="T5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5" style:parent-style-name="Standard" style:family="paragraph">
      <style:paragraph-properties fo:margin-left="0.5in">
        <style:tab-stops/>
      </style:paragraph-properties>
    </style:style>
    <style:style style:name="T5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1" style:parent-style-name="Standard" style:family="paragraph">
      <style:paragraph-properties fo:margin-left="0.5in">
        <style:tab-stops/>
      </style:paragraph-properties>
    </style:style>
    <style:style style:name="T6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4" style:parent-style-name="Standard" style:family="paragraph">
      <style:paragraph-properties fo:margin-left="0.5in">
        <style:tab-stops/>
      </style:paragraph-properties>
    </style:style>
    <style:style style:name="T6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6" style:parent-style-name="Standard" style:family="paragraph">
      <style:paragraph-properties fo:margin-left="0.5in">
        <style:tab-stops/>
      </style:paragraph-properties>
    </style:style>
    <style:style style:name="T6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9" style:parent-style-name="Standard" style:family="paragraph">
      <style:paragraph-properties fo:margin-left="0.5in">
        <style:tab-stops/>
      </style:paragraph-properties>
    </style:style>
    <style:style style:name="T6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1" style:parent-style-name="Standard" style:family="paragraph">
      <style:paragraph-properties fo:margin-left="0.5in">
        <style:tab-stops/>
      </style:paragraph-properties>
    </style:style>
    <style:style style:name="T6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3" style:parent-style-name="Standard" style:family="paragraph">
      <style:paragraph-properties fo:margin-left="0.5in">
        <style:tab-stops/>
      </style:paragraph-properties>
    </style:style>
    <style:style style:name="T6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6" style:parent-style-name="Standard" style:family="paragraph">
      <style:paragraph-properties fo:margin-left="0.5in">
        <style:tab-stops/>
      </style:paragraph-properties>
    </style:style>
    <style:style style:name="T6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9" style:parent-style-name="Standard" style:family="paragraph">
      <style:paragraph-properties fo:margin-left="0.5in">
        <style:tab-stops/>
      </style:paragraph-properties>
    </style:style>
    <style:style style:name="T6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22" style:parent-style-name="Standard" style:family="paragraph">
      <style:paragraph-properties fo:margin-left="0.5in">
        <style:tab-stops/>
      </style:paragraph-properties>
    </style:style>
    <style:style style:name="T6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4" style:parent-style-name="Standard" style:family="paragraph">
      <style:paragraph-properties fo:margin-left="0.5in">
        <style:tab-stops/>
      </style:paragraph-properties>
    </style:style>
    <style:style style:name="T6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6" style:parent-style-name="Standard" style:family="paragraph">
      <style:paragraph-properties fo:margin-left="0.5in">
        <style:tab-stops/>
      </style:paragraph-properties>
    </style:style>
    <style:style style:name="P627" style:parent-style-name="Standard" style:list-style-name="LFO1" style:family="paragraph"/>
    <style:style style:name="T628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4" style:parent-style-name="Standard" style:family="paragraph">
      <style:paragraph-properties fo:margin-left="0.5in">
        <style:tab-stops/>
      </style:paragraph-properties>
    </style:style>
    <style:style style:name="T635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3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7" style:parent-style-name="Standard" style:family="paragraph">
      <style:paragraph-properties fo:margin-left="0.5in">
        <style:tab-stops/>
      </style:paragraph-properties>
    </style:style>
    <style:style style:name="T6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9" style:parent-style-name="Standard" style:family="paragraph">
      <style:paragraph-properties fo:margin-left="0.5in">
        <style:tab-stops/>
      </style:paragraph-properties>
    </style:style>
    <style:style style:name="T6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4" style:parent-style-name="Standard" style:family="paragraph">
      <style:paragraph-properties fo:margin-left="0.5in">
        <style:tab-stops/>
      </style:paragraph-properties>
    </style:style>
    <style:style style:name="T6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6" style:parent-style-name="Standard" style:family="paragraph">
      <style:paragraph-properties fo:margin-left="0.5in">
        <style:tab-stops/>
      </style:paragraph-properties>
    </style:style>
    <style:style style:name="T6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51" style:parent-style-name="Standard" style:family="paragraph">
      <style:paragraph-properties fo:margin-left="0.5in">
        <style:tab-stops/>
      </style:paragraph-properties>
    </style:style>
    <style:style style:name="T6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3" style:parent-style-name="Standard" style:family="paragraph">
      <style:paragraph-properties fo:margin-left="0.5in">
        <style:tab-stops/>
      </style:paragraph-properties>
    </style:style>
    <style:style style:name="T6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6" style:parent-style-name="Standard" style:family="paragraph">
      <style:paragraph-properties fo:margin-left="0.5in">
        <style:tab-stops/>
      </style:paragraph-properties>
    </style:style>
    <style:style style:name="T6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8" style:parent-style-name="Standard" style:family="paragraph">
      <style:paragraph-properties fo:margin-left="0.5in">
        <style:tab-stops/>
      </style:paragraph-properties>
    </style:style>
    <style:style style:name="T6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0" style:parent-style-name="Standard" style:family="paragraph">
      <style:paragraph-properties fo:margin-left="0.5in">
        <style:tab-stops/>
      </style:paragraph-properties>
    </style:style>
    <style:style style:name="T6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2" style:parent-style-name="Standard" style:family="paragraph">
      <style:paragraph-properties fo:margin-left="0.5in">
        <style:tab-stops/>
      </style:paragraph-properties>
    </style:style>
    <style:style style:name="T6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4" style:parent-style-name="Standard" style:family="paragraph">
      <style:paragraph-properties fo:margin-left="0.5in">
        <style:tab-stops/>
      </style:paragraph-properties>
    </style:style>
    <style:style style:name="T6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6" style:parent-style-name="Standard" style:family="paragraph">
      <style:paragraph-properties fo:margin-left="0.5in">
        <style:tab-stops/>
      </style:paragraph-properties>
    </style:style>
    <style:style style:name="T6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8" style:parent-style-name="Standard" style:family="paragraph">
      <style:paragraph-properties fo:margin-left="0.5in">
        <style:tab-stops/>
      </style:paragraph-properties>
    </style:style>
    <style:style style:name="T6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0" style:parent-style-name="Standard" style:family="paragraph">
      <style:paragraph-properties fo:margin-left="0.5in">
        <style:tab-stops/>
      </style:paragraph-properties>
    </style:style>
    <style:style style:name="T6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3" style:parent-style-name="Standard" style:family="paragraph">
      <style:paragraph-properties fo:margin-left="0.5in">
        <style:tab-stops/>
      </style:paragraph-properties>
    </style:style>
    <style:style style:name="T6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5" style:parent-style-name="Standard" style:family="paragraph">
      <style:paragraph-properties fo:margin-left="0.5in">
        <style:tab-stops/>
      </style:paragraph-properties>
    </style:style>
    <style:style style:name="T6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7" style:parent-style-name="Standard" style:family="paragraph">
      <style:paragraph-properties fo:margin-left="0.5in">
        <style:tab-stops/>
      </style:paragraph-properties>
    </style:style>
    <style:style style:name="T6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9" style:parent-style-name="Standard" style:family="paragraph">
      <style:paragraph-properties fo:margin-left="0.5in">
        <style:tab-stops/>
      </style:paragraph-properties>
    </style:style>
    <style:style style:name="T6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1" style:parent-style-name="Standard" style:family="paragraph">
      <style:paragraph-properties fo:margin-left="0.5in">
        <style:tab-stops/>
      </style:paragraph-properties>
    </style:style>
    <style:style style:name="T6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3" style:parent-style-name="Standard" style:family="paragraph">
      <style:paragraph-properties fo:margin-left="0.5in">
        <style:tab-stops/>
      </style:paragraph-properties>
    </style:style>
    <style:style style:name="T6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5" style:parent-style-name="Standard" style:family="paragraph">
      <style:paragraph-properties fo:margin-left="0.5in">
        <style:tab-stops/>
      </style:paragraph-properties>
    </style:style>
    <style:style style:name="T6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8" style:parent-style-name="Standard" style:family="paragraph">
      <style:paragraph-properties fo:margin-left="0.5in">
        <style:tab-stops/>
      </style:paragraph-properties>
    </style:style>
    <style:style style:name="T68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690" style:parent-style-name="Standard" style:family="paragraph">
      <style:paragraph-properties fo:margin-left="0.5in">
        <style:tab-stops/>
      </style:paragraph-properties>
    </style:style>
    <style:style style:name="T691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692" style:parent-style-name="Standard" style:family="paragraph">
      <style:paragraph-properties fo:margin-left="0.5in">
        <style:tab-stops/>
      </style:paragraph-properties>
    </style:style>
    <style:style style:name="T693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5" style:parent-style-name="Standard" style:family="paragraph">
      <style:paragraph-properties fo:margin-left="0.5in">
        <style:tab-stops/>
      </style:paragraph-properties>
    </style:style>
    <style:style style:name="T6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7" style:parent-style-name="Standard" style:family="paragraph">
      <style:paragraph-properties fo:break-before="column" fo:margin-left="0.5in">
        <style:tab-stops/>
      </style:paragraph-properties>
      <style:text-properties fo:language="en" fo:country="US"/>
    </style:style>
    <style:style style:name="P698" style:parent-style-name="Standard" style:family="paragraph">
      <style:paragraph-properties fo:margin-left="0.5in">
        <style:tab-stops/>
      </style:paragraph-properties>
    </style:style>
    <style:style style:name="T69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0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01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7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9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730" style:parent-style-name="Standard" style:family="paragraph">
      <style:paragraph-properties fo:margin-left="0.5in">
        <style:tab-stops/>
      </style:paragraph-properties>
    </style:style>
    <style:style style:name="T7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33" style:parent-style-name="Standard" style:family="paragraph">
      <style:paragraph-properties fo:margin-left="0.5in">
        <style:tab-stops/>
      </style:paragraph-properties>
    </style:style>
    <style:style style:name="T73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5" style:parent-style-name="Standard" style:family="paragraph">
      <style:paragraph-properties fo:margin-left="0.5in">
        <style:tab-stops/>
      </style:paragraph-properties>
    </style:style>
    <style:style style:name="T73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7" style:parent-style-name="Standard" style:family="paragraph">
      <style:paragraph-properties fo:margin-left="0.5in">
        <style:tab-stops/>
      </style:paragraph-properties>
    </style:style>
    <style:style style:name="T73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9" style:parent-style-name="Standard" style:family="paragraph">
      <style:paragraph-properties fo:margin-left="0.5in">
        <style:tab-stops/>
      </style:paragraph-properties>
    </style:style>
    <style:style style:name="T74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1" style:parent-style-name="Standard" style:family="paragraph">
      <style:paragraph-properties fo:margin-left="0.5in">
        <style:tab-stops/>
      </style:paragraph-properties>
    </style:style>
    <style:style style:name="T74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3" style:parent-style-name="Standard" style:family="paragraph">
      <style:paragraph-properties fo:margin-left="0.5in">
        <style:tab-stops/>
      </style:paragraph-properties>
    </style:style>
    <style:style style:name="T74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5" style:parent-style-name="Standard" style:family="paragraph">
      <style:paragraph-properties fo:margin-left="0.5in">
        <style:tab-stops/>
      </style:paragraph-properties>
    </style:style>
    <style:style style:name="T74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4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8" style:parent-style-name="Standard" style:family="paragraph">
      <style:paragraph-properties fo:margin-left="0.5in">
        <style:tab-stops/>
      </style:paragraph-properties>
    </style:style>
    <style:style style:name="T74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0" style:parent-style-name="Standard" style:family="paragraph">
      <style:paragraph-properties fo:margin-left="0.5in">
        <style:tab-stops/>
      </style:paragraph-properties>
    </style:style>
    <style:style style:name="T75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2" style:parent-style-name="Standard" style:family="paragraph">
      <style:paragraph-properties fo:margin-left="0.5in">
        <style:tab-stops/>
      </style:paragraph-properties>
    </style:style>
    <style:style style:name="T7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4" style:parent-style-name="Standard" style:family="paragraph">
      <style:paragraph-properties fo:margin-left="0.5in">
        <style:tab-stops/>
      </style:paragraph-properties>
    </style:style>
    <style:style style:name="T75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6" style:parent-style-name="Standard" style:family="paragraph">
      <style:paragraph-properties fo:margin-left="0.5in">
        <style:tab-stops/>
      </style:paragraph-properties>
    </style:style>
    <style:style style:name="T75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8" style:parent-style-name="Standard" style:family="paragraph">
      <style:paragraph-properties fo:margin-left="0.5in">
        <style:tab-stops/>
      </style:paragraph-properties>
    </style:style>
    <style:style style:name="T75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0" style:parent-style-name="Standard" style:family="paragraph">
      <style:paragraph-properties fo:margin-left="0.5in">
        <style:tab-stops/>
      </style:paragraph-properties>
    </style:style>
    <style:style style:name="T76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2" style:parent-style-name="Standard" style:family="paragraph">
      <style:paragraph-properties fo:margin-left="0.5in">
        <style:tab-stops/>
      </style:paragraph-properties>
    </style:style>
    <style:style style:name="T76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4" style:parent-style-name="Standard" style:family="paragraph">
      <style:paragraph-properties fo:margin-left="0.5in">
        <style:tab-stops/>
      </style:paragraph-properties>
    </style:style>
    <style:style style:name="T76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6" style:parent-style-name="Standard" style:family="paragraph">
      <style:paragraph-properties fo:margin-left="0.5in">
        <style:tab-stops/>
      </style:paragraph-properties>
    </style:style>
    <style:style style:name="T76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8" style:parent-style-name="Standard" style:family="paragraph">
      <style:paragraph-properties fo:margin-left="0.5in">
        <style:tab-stops/>
      </style:paragraph-properties>
    </style:style>
    <style:style style:name="T76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7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1" style:parent-style-name="Standard" style:family="paragraph">
      <style:paragraph-properties fo:margin-left="0.5in">
        <style:tab-stops/>
      </style:paragraph-properties>
    </style:style>
    <style:style style:name="T77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3" style:parent-style-name="Standard" style:family="paragraph">
      <style:paragraph-properties fo:margin-left="0.5in">
        <style:tab-stops/>
      </style:paragraph-properties>
    </style:style>
    <style:style style:name="T77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5" style:parent-style-name="Standard" style:family="paragraph">
      <style:paragraph-properties fo:margin-left="0.5in">
        <style:tab-stops/>
      </style:paragraph-properties>
    </style:style>
    <style:style style:name="T77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7" style:parent-style-name="Standard" style:family="paragraph">
      <style:paragraph-properties fo:margin-left="0.5in">
        <style:tab-stops/>
      </style:paragraph-properties>
    </style:style>
    <style:style style:name="T77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9" style:parent-style-name="Standard" style:family="paragraph">
      <style:paragraph-properties fo:margin-left="0.5in">
        <style:tab-stops/>
      </style:paragraph-properties>
    </style:style>
    <style:style style:name="T78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1" style:parent-style-name="Standard" style:family="paragraph">
      <style:paragraph-properties fo:margin-left="0.5in">
        <style:tab-stops/>
      </style:paragraph-properties>
    </style:style>
    <style:style style:name="T78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8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85" style:parent-style-name="Standard" style:family="paragraph">
      <style:paragraph-properties fo:margin-left="0.5in">
        <style:tab-stops/>
      </style:paragraph-properties>
    </style:style>
    <style:style style:name="T78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7" style:parent-style-name="Standard" style:family="paragraph">
      <style:paragraph-properties fo:margin-left="0.5in">
        <style:tab-stops/>
      </style:paragraph-properties>
    </style:style>
    <style:style style:name="T78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9" style:parent-style-name="Standard" style:list-style-name="LFO2" style:family="paragraph"/>
    <style:style style:name="T79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1" style:parent-style-name="Standard" style:list-style-name="LFO2" style:family="paragraph"/>
    <style:style style:name="T79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9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4" style:parent-style-name="Standard" style:list-style-name="LFO2" style:family="paragraph"/>
    <style:style style:name="T79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6" style:parent-style-name="Standard" style:list-style-name="LFO2" style:family="paragraph"/>
    <style:style style:name="T79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8" style:parent-style-name="Standard" style:list-style-name="LFO2" style:family="paragraph"/>
    <style:style style:name="T79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0" style:parent-style-name="Normal" style:family="paragraph">
      <style:paragraph-properties fo:margin-left="0.5in">
        <style:tab-stops>
          <style:tab-stop style:type="left" style:position="4.2083in"/>
        </style:tab-stops>
      </style:paragraph-properties>
      <style:text-properties fo:hyphenate="true"/>
    </style:style>
    <style:style style:name="T8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02" style:parent-style-name="Standard" style:family="paragraph">
      <style:paragraph-properties fo:margin-left="0.5in">
        <style:tab-stops/>
      </style:paragraph-properties>
    </style:style>
    <style:style style:name="T80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4" style:parent-style-name="Standard" style:list-style-name="LFO2" style:family="paragraph"/>
    <style:style style:name="T80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0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80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8" style:parent-style-name="Standard" style:list-style-name="LFO2" style:family="paragraph"/>
    <style:style style:name="T80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1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1" style:parent-style-name="Standard" style:list-style-name="LFO2" style:family="paragraph"/>
    <style:style style:name="T81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3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14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15" style:parent-style-name="Standard" style:family="paragraph">
      <style:paragraph-properties fo:margin-left="0.5in">
        <style:tab-stops/>
      </style:paragraph-properties>
    </style:style>
    <style:style style:name="T81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7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18" style:parent-style-name="Standard" style:family="paragraph">
      <style:paragraph-properties fo:margin-left="1in">
        <style:tab-stops/>
      </style:paragraph-properties>
    </style:style>
    <style:style style:name="T81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0" style:parent-style-name="Standard" style:family="paragraph">
      <style:paragraph-properties fo:margin-left="1in">
        <style:tab-stops/>
      </style:paragraph-properties>
    </style:style>
    <style:style style:name="T82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2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3" style:parent-style-name="Standard" style:family="paragraph">
      <style:paragraph-properties fo:margin-left="1in">
        <style:tab-stops/>
      </style:paragraph-properties>
    </style:style>
    <style:style style:name="T82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5" style:parent-style-name="Standard" style:family="paragraph">
      <style:paragraph-properties fo:margin-left="1in">
        <style:tab-stops/>
      </style:paragraph-properties>
    </style:style>
    <style:style style:name="T82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7" style:parent-style-name="Standard" style:family="paragraph">
      <style:paragraph-properties fo:margin-left="1in">
        <style:tab-stops/>
      </style:paragraph-properties>
    </style:style>
    <style:style style:name="T82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9" style:parent-style-name="Standard" style:family="paragraph">
      <style:paragraph-properties fo:margin-left="1in">
        <style:tab-stops/>
      </style:paragraph-properties>
    </style:style>
    <style:style style:name="T83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1" style:parent-style-name="Standard" style:family="paragraph">
      <style:paragraph-properties fo:margin-left="1in">
        <style:tab-stops/>
      </style:paragraph-properties>
    </style:style>
    <style:style style:name="T83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3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34" style:parent-style-name="Standard" style:family="paragraph">
      <style:paragraph-properties fo:margin-left="1in">
        <style:tab-stops/>
      </style:paragraph-properties>
    </style:style>
    <style:style style:name="T83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6" style:parent-style-name="Standard" style:family="paragraph">
      <style:paragraph-properties fo:margin-left="1in">
        <style:tab-stops/>
      </style:paragraph-properties>
    </style:style>
    <style:style style:name="T8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8" style:parent-style-name="Standard" style:family="paragraph">
      <style:paragraph-properties fo:margin-left="1in">
        <style:tab-stops/>
      </style:paragraph-properties>
    </style:style>
    <style:style style:name="T83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4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41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42" style:parent-style-name="Standard" style:family="paragraph">
      <style:paragraph-properties fo:margin-left="0.5in">
        <style:tab-stops/>
      </style:paragraph-properties>
    </style:style>
    <style:style style:name="T84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4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4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4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4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49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85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6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6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64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86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68" style:parent-style-name="Normal" style:family="paragraph">
      <style:paragraph-properties fo:break-before="page" fo:margin-left="0.5in">
        <style:tab-stops/>
      </style:paragraph-properties>
      <style:text-properties fo:language="en" fo:country="US" fo:hyphenate="true"/>
    </style:style>
    <style:style style:name="T86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7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71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P872" style:parent-style-name="TableContents" style:family="paragraph">
      <style:paragraph-properties style:line-height-at-least="0.2083in"/>
    </style:style>
    <style:style style:name="T87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74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7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876" style:parent-style-name="TableContents" style:family="paragraph">
      <style:paragraph-properties style:line-height-at-least="0.2083in"/>
    </style:style>
    <style:style style:name="T87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878" style:parent-style-name="TableContents" style:family="paragraph">
      <style:paragraph-properties style:line-height-at-least="0.2083in"/>
    </style:style>
    <style:style style:name="T87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8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8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82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883" style:parent-style-name="TableContents" style:family="paragraph">
      <style:paragraph-properties style:line-height-at-least="0.2083in"/>
    </style:style>
    <style:style style:name="T884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885" style:parent-style-name="TableContents" style:family="paragraph">
      <style:paragraph-properties style:line-height-at-least="0.2083in"/>
    </style:style>
    <style:style style:name="T88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87" style:parent-style-name="TableContents" style:family="paragraph">
      <style:paragraph-properties style:line-height-at-least="0.2083in"/>
    </style:style>
    <style:style style:name="T88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89" style:parent-style-name="TableContents" style:family="paragraph">
      <style:paragraph-properties style:line-height-at-least="0.2083in"/>
      <style:text-properties fo:language="en" fo:country="US"/>
    </style:style>
    <style:style style:name="P890" style:parent-style-name="Standard" style:family="paragraph">
      <style:text-properties fo:language="en" fo:country="US"/>
    </style:style>
    <style:style style:name="T89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9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9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94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/>
    </style:style>
    <style:style style:name="T89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96" style:parent-style-name="TableContents" style:family="paragraph">
      <style:paragraph-properties style:line-height-at-least="0.2083in"/>
    </style:style>
    <style:style style:name="T89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9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0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901" style:parent-style-name="TableContents" style:family="paragraph">
      <style:paragraph-properties style:line-height-at-least="0.2083in"/>
      <style:text-properties fo:language="en" fo:country="US"/>
    </style:style>
    <style:style style:name="P902" style:parent-style-name="Standard" style:family="paragraph">
      <style:text-properties fo:language="en" fo:country="US"/>
    </style:style>
    <style:style style:name="P903" style:parent-style-name="Standard" style:family="paragraph">
      <style:paragraph-properties fo:break-before="column"/>
    </style:style>
    <style:style style:name="T904" style:parent-style-name="SourceText" style:family="text">
      <style:text-properties style:font-name="Consolas, Menlo, Monaco, 'Lucid" fo:font-weight="bold" style:font-weight-asian="bold" fo:color="#242729" fo:background-color="#EFF0F1" style:text-underline-type="single" style:text-underline-style="solid" style:text-underline-width="auto" style:text-underline-mode="continuous" fo:language="en" fo:country="US"/>
    </style:style>
    <style:style style:name="P905" style:parent-style-name="Standard" style:family="paragraph">
      <style:text-properties fo:language="en" fo:country="US"/>
    </style:style>
    <style:style style:name="P906" style:parent-style-name="Standard" style:family="paragraph">
      <style:text-properties fo:language="en" fo:country="US"/>
    </style:style>
    <style:style style:name="P907" style:parent-style-name="Standard" style:family="paragraph">
      <style:text-properties fo:language="en" fo:country="US"/>
    </style:style>
    <style:style style:name="P908" style:parent-style-name="Standard" style:family="paragraph">
      <style:text-properties fo:language="en" fo:country="US"/>
    </style:style>
    <style:style style:name="P909" style:parent-style-name="Standard" style:family="paragraph">
      <style:text-properties fo:language="en" fo:country="US"/>
    </style:style>
    <style:style style:name="P910" style:parent-style-name="Standard" style:family="paragraph">
      <style:text-properties fo:language="en" fo:country="US"/>
    </style:style>
    <style:style style:name="P911" style:parent-style-name="Standard" style:family="paragraph">
      <style:text-properties fo:language="en" fo:country="US"/>
    </style:style>
    <style:style style:name="P912" style:parent-style-name="Standard" style:family="paragraph">
      <style:text-properties fo:language="en" fo:country="US"/>
    </style:style>
    <style:style style:name="P913" style:parent-style-name="Standard" style:family="paragraph">
      <style:text-properties fo:language="en" fo:country="US"/>
    </style:style>
    <style:style style:name="P914" style:parent-style-name="Standard" style:family="paragraph">
      <style:text-properties fo:language="en" fo:country="US"/>
    </style:style>
    <style:style style:name="P915" style:parent-style-name="Standard" style:family="paragraph">
      <style:text-properties fo:language="en" fo:country="US"/>
    </style:style>
    <style:style style:name="P916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917" style:parent-style-name="Standard" style:family="paragraph">
      <style:text-properties fo:language="en" fo:country="US"/>
    </style:style>
    <style:style style:name="P918" style:parent-style-name="Standard" style:family="paragraph">
      <style:text-properties fo:language="en" fo:country="US"/>
    </style:style>
    <style:style style:name="P919" style:parent-style-name="Standard" style:family="paragraph">
      <style:text-properties fo:language="en" fo:country="US"/>
    </style:style>
    <style:style style:name="P920" style:parent-style-name="Standard" style:family="paragraph">
      <style:text-properties fo:language="en" fo:country="US"/>
    </style:style>
    <style:style style:name="P921" style:parent-style-name="Standard" style:family="paragraph">
      <style:text-properties fo:language="en" fo:country="US"/>
    </style:style>
    <style:style style:name="P922" style:parent-style-name="Standard" style:family="paragraph">
      <style:text-properties fo:language="en" fo:country="US"/>
    </style:style>
    <style:style style:name="P923" style:parent-style-name="Standard" style:family="paragraph">
      <style:text-properties fo:language="en" fo:country="US"/>
    </style:style>
    <style:style style:name="P924" style:parent-style-name="Standard" style:family="paragraph">
      <style:text-properties fo:language="en" fo:country="US"/>
    </style:style>
    <style:style style:name="P925" style:parent-style-name="Standard" style:family="paragraph">
      <style:text-properties fo:language="en" fo:country="US"/>
    </style:style>
    <style:style style:name="P926" style:parent-style-name="Standard" style:family="paragraph">
      <style:text-properties fo:language="en" fo:country="US"/>
    </style:style>
    <style:style style:name="P927" style:parent-style-name="Standard" style:family="paragraph">
      <style:text-properties fo:language="en" fo:country="US"/>
    </style:style>
    <style:style style:name="P928" style:parent-style-name="Standard" style:family="paragraph">
      <style:text-properties fo:language="en" fo:country="US"/>
    </style:style>
    <style:style style:name="P929" style:parent-style-name="Standard" style:family="paragraph">
      <style:text-properties fo:language="en" fo:country="US"/>
    </style:style>
    <style:style style:name="P930" style:parent-style-name="Standard" style:family="paragraph">
      <style:text-properties fo:language="en" fo:country="US"/>
    </style:style>
    <style:style style:name="P931" style:parent-style-name="Standard" style:family="paragraph">
      <style:text-properties fo:language="en" fo:country="US"/>
    </style:style>
    <style:style style:name="P932" style:parent-style-name="Standard" style:family="paragraph">
      <style:paragraph-properties fo:break-before="column"/>
    </style:style>
    <style:style style:name="T9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34" style:parent-style-name="Standard" style:family="paragraph">
      <style:text-properties fo:language="en" fo:country="US"/>
    </style:style>
    <style:style style:name="T935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93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937" style:parent-style-name="Standard" style:family="paragraph">
      <style:text-properties fo:language="en" fo:country="US"/>
    </style:style>
    <style:style style:name="P9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9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9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9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1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5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9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7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1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2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5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9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9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5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7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8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6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5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9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7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7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7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9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8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T1084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1085" style:parent-style-name="Standard" style:family="paragraph">
      <style:text-properties fo:language="en" fo:country="US"/>
    </style:style>
  </office:automatic-styles>
  <office:body>
    <office:text text:use-soft-page-breaks="true">
      <text:p text:style-name="P1">Iniciando novo projeto com Angular CLI:</text:p>
      <text:p text:style-name="P2">ng new nomedoprojeto</text:p>
      <text:p text:style-name="Standard"/>
      <text:p text:style-name="P3">Criando módulos:</text:p>
      <text:p text:style-name="P4">$ ng g module people</text:p>
      <text:p text:style-name="Standard"><text:span text:style-name="T5"><text:line-break/></text:span><text:span text:style-name="T6">Criando componentes:</text:span></text:p>
      <text:p text:style-name="P7">$ ng g component people/people</text:p>
      <text:p text:style-name="P8"/>
      <text:p text:style-name="P9">Build da app:</text:p>
      <text:p text:style-name="Standard"><text:span text:style-name="T10">ng build then copy folder dist</text:span></text:p>
      <text:p text:style-name="P11"/>
      <text:p text:style-name="PreformattedText"><text:span text:style-name="T12"># optional: Angular material<text:s/></text:span><text:span text:style-name="T13">installation</text:span></text:p>
      <text:p text:style-name="P14"><text:span text:style-name="T15">npm install --save @angular/material @angular/cdk</text:span><text:span text:style-name="T16"><text:line-break/></text:span><text:span text:style-name="T17">npm install --save @angular/animations</text:span></text:p>
      <text:p text:style-name="P18"><text:span text:style-name="T19">npm install --save hammerjs</text:span></text:p>
      <text:p text:style-name="P20"><text:span text:style-name="T21">main.css: import 'hammerjs';</text:span><text:span text:style-name="T22"><text:line-break/></text:span><text:span text:style-name="T23">styless.css: @import<text:s/></text:span><text:a xlink:href="mailto:~@angular/material/prebuilt-themes/indigo-pink.css" office:target-frame-name="_top" xlink:show="replace"><text:span text:style-name="T24">~@angular/material/prebuilt-themes/indigo-pink.css</text:span></text:a></text:p>
      <text:p text:style-name="P25"/>
      <text:p text:style-name="P26">Two Way DataBinding and Form Validation</text:p>
      <text:p text:style-name="P27"><text:span text:style-name="T28">In order to use two-way data binding for form inputs you need to import the FormsModule package in your Angular module.</text:span></text:p>
      <text:p text:style-name="P29"><text:span text:style-name="T30">import { FormsModule, ReactiveFormsModule }<text:s/></text:span><text:span text:style-name="T31">from '@angular/forms';</text:span></text:p>
      <text:p text:style-name="P32"><text:span text:style-name="T33">@NgModule({ <text:s text:c="2"/>imports: [ FormsModule ] })</text:span></text:p>
      <text:p text:style-name="Standard"><text:span text:style-name="T34"><text:line-break/></text:span><text:span text:style-name="T35"><text:line-break/></text:span><text:span text:style-name="T36">Angular Forms Types:</text:span></text:p>
      <text:p text:style-name="P37"><text:span text:style-name="T38">Angular Reactive Forms - Synchronous, form is handled by the @component (tscript), no ngModel.</text:span></text:p>
      <text:p text:style-name="P39"><text:span text:style-name="T40">Angular Template driven forms: Html form controls and uses<text:s/></text:span><text:span text:style-name="T41">directives ar ngModel.</text:span></text:p>
      <text:p text:style-name="P42"/>
      <text:p text:style-name="P43">Reactive Forms:</text:p>
      <text:p text:style-name="P44"><text:span text:style-name="T45">FormControl : É um input do formulário, pode ser select, input text, etc...</text:span></text:p>
      <text:p text:style-name="P46"><text:span text:style-name="T47">FormGroup : Contém um grupo de form control (parte do mesmo formulário).<text:s/></text:span><text:span text:style-name="T48">Ex: Form</text:span></text:p>
      <text:p text:style-name="P49"><text:span text:style-name="T50">FormArray: Igual item acima, porém dinamico;</text:span></text:p>
      <text:p text:style-name="P51"><text:span text:style-name="T52">FormBuilder:<text:s/></text:span><text:span text:style-name="T53">Helper class to create instances of FormArray, FormGroup and FormControl.</text:span></text:p>
      <text:p text:style-name="Standard"><text:span text:style-name="T54"><text:line-break/></text:span><text:span text:style-name="T55">Testing:</text:span></text:p>
      <text:p text:style-name="P56"><text:span text:style-name="T57">ng serve --host foo.bar --port 80 (Default is 4200)</text:span></text:p>
      <text:p text:style-name="P58"/>
      <text:p text:style-name="P59">Referencias:</text:p>
      <text:p text:style-name="P60"><text:span text:style-name="T61">https://angular-templates.io/tutorials/about/learn-angular-from-scratch-step-by-step</text:span></text:p>
      <text:p text:style-name="P62"><text:span text:style-name="T63">https://coursetro.com/posts/code/113/How-to-Build-an-Angular-5-Material-App</text:span></text:p>
      <text:p text:style-name="P64"><text:span text:style-name="T65">https://www.sitepoint.com/angular-material-design-components/</text:span></text:p>
      <text:p text:style-name="P66"><text:span text:style-name="T67">https://codeburst.io/how-node-js-</text:span><text:span text:style-name="T68">single-thread-mechanism-work-understanding-event-loop-in-nodejs-230f7440b0ea</text:span></text:p>
      <text:p text:style-name="P69"><text:span text:style-name="T70">https://medium.com/@ismapro/first-steps-with-angular-cli-and-angular-material-5a90406e9a4</text:span></text:p>
      <text:p text:style-name="P71"><text:a xlink:href="https://angular-templates.io/tutorials/about/angular-forms-and-validations" office:target-frame-name="_top" xlink:show="replace"><text:span text:style-name="T72">https://angular-templates.io/tutorials/about/angular-forms-and-validations</text:span></text:a><text:span text:style-name="T73"><text:line-break/></text:span><text:span text:style-name="T74">https://angular.io/guide/component-interaction</text:span></text:p>
      <text:p text:style-name="P75"><text:a xlink:href="https://medium.com/@mirokoczka/3-ways-to-communicate-between-angular-components-a1e3f3304ecb" office:target-frame-name="_top" xlink:show="replace"><text:span text:style-name="T76">https://medium.com/@m</text:span><text:span text:style-name="T77">irokoczka/3-ways-to-communicate-between-angular-components-a1e3f3304ecb</text:span></text:a></text:p>
      <text:p text:style-name="Standard"><text:span text:style-name="T78"><text:line-break/></text:span><text:a xlink:href="http://reactivex.io/documentation/observable.html" office:target-frame-name="_top" xlink:show="replace"><text:span text:style-name="T79">http://reactivex.io/documentation/observable.html</text:span></text:a></text:p>
      <text:p text:style-name="Standard"><text:span text:style-name="T80"><text:line-break/></text:span><text:span text:style-name="T81">https://angular.io/guide/observables</text:span></text:p>
      <text:p text:style-name="P82"/>
      <text:p text:style-name="P83"/>
      <text:p text:style-name="P84">Angular Unit<text:s/>Testing:</text:p>
      <text:p text:style-name="P85"><text:span text:style-name="T86"><text:line-break/></text:span><text:span text:style-name="T87">- Basic concepts and frameworks:</text:span></text:p>
      <text:p text:style-name="P88"><text:span text:style-name="T89">- PhantomJS allows you to run unit tests in a browser when a desktop environment doesn't exist.</text:span></text:p>
      <text:p text:style-name="P90"><text:span text:style-name="T91">- Karma is a runner that provides the finished reports on how successful the tests where.</text:span></text:p>
      <text:p text:style-name="P92"><text:span text:style-name="T93">- Jasmine is the library us</text:span><text:span text:style-name="T94">ed to write unit tests.</text:span><text:span text:style-name="T95"><text:line-break/></text:span><text:span text:style-name="T96">- The project you create with the CLI is immediately ready to test. Just run this one CLI command:</text:span></text:p>
      <text:p text:style-name="P97"><text:span text:style-name="T98">-ng test</text:span></text:p>
      <text:p text:style-name="P99"><text:span text:style-name="T100">- ng test -cc --single-run --progress false</text:span><text:span text:style-name="T101"><text:tab/>(inicia o Phantom) – Usado pelo Jenkins</text:span></text:p>
      <text:p text:style-name="P102"><text:span text:style-name="T103">- run-s lint test:ci build:ci <text:s/>-- Lint c</text:span><text:span text:style-name="T104">heck 1</text:span></text:p>
      <text:p text:style-name="P105"><text:span text:style-name="T106">- ng lint --type-check -- Lint check 2</text:span></text:p>
      <text:p text:style-name="P107"><text:span text:style-name="T108">- Using testBed example (creates a new Angular module instance just for testing components):</text:span><text:span text:style-name="T109"><text:line-break/></text:span></text:p>
      <text:p text:style-name="P110"><text:span text:style-name="T111">let</text:span><text:span text:style-name="T112"><text:s/></text:span><text:span text:style-name="T113">fixture</text:span><text:span text:style-name="T114">:<text:s/></text:span><text:span text:style-name="T115">ComponentFixture</text:span><text:span text:style-name="T116">&lt;</text:span><text:span text:style-name="T117">CsTransactionsFormComponent</text:span><text:span text:style-name="T118">&gt;;</text:span></text:p>
      <text:p text:style-name="P119"><text:span text:style-name="T120">const</text:span><text:span text:style-name="T121"><text:s/></text:span><text:span text:style-name="T122">translations</text:span><text:span text:style-name="T123">:<text:s/></text:span><text:span text:style-name="T124">any</text:span><text:span text:style-name="T125"><text:s/>= {</text:span><text:span text:style-name="T126">CARDS_TITLE:</text:span><text:span text:style-name="T127"><text:s/></text:span><text:span text:style-name="T128">'This is a<text:s/></text:span><text:span text:style-name="T129">test'</text:span><text:span text:style-name="T130">};</text:span></text:p>
      <text:p text:style-name="P131"/>
      <text:p text:style-name="P132"><text:span text:style-name="T133">beforeEach</text:span><text:span text:style-name="T134">(</text:span><text:span text:style-name="T135">async</text:span><text:span text:style-name="T136">()<text:s/></text:span><text:span text:style-name="T137">=&gt;</text:span><text:span text:style-name="T138"><text:s/>{</text:span></text:p>
      <text:p text:style-name="P139"><text:span text:style-name="T140"><text:s text:c="4"/></text:span><text:span text:style-name="T141">TestBed</text:span><text:span text:style-name="T142">.</text:span><text:span text:style-name="T143">configureTestingModule</text:span><text:span text:style-name="T144">({</text:span></text:p>
      <text:p text:style-name="P145"><text:span text:style-name="T146"><text:s text:c="6"/></text:span><text:span text:style-name="T147">declarations:</text:span><text:span text:style-name="T148"><text:s/>[</text:span><text:span text:style-name="T149">CsTransactionsFormComponent</text:span><text:span text:style-name="T150">],</text:span></text:p>
      <text:p text:style-name="P151"><text:span text:style-name="T152"><text:s text:c="6"/></text:span><text:span text:style-name="T153">providers:</text:span><text:span text:style-name="T154"><text:s/>[</text:span></text:p>
      <text:p text:style-name="P155"><text:span text:style-name="T156"><text:s text:c="8"/></text:span><text:span text:style-name="T157">FormBuilder</text:span><text:span text:style-name="T158">,</text:span></text:p>
      <text:p text:style-name="P159"><text:span text:style-name="T160"><text:s text:c="8"/></text:span><text:span text:style-name="T161">TranslateService</text:span><text:span text:style-name="T162">,</text:span></text:p>
      <text:p text:style-name="P163"><text:s text:c="6"/>],</text:p>
      <text:p text:style-name="P164"><text:span text:style-name="T165"><text:s text:c="6"/></text:span><text:span text:style-name="T166">imports:</text:span><text:span text:style-name="T167"><text:s/>[</text:span></text:p>
      <text:p text:style-name="P168"><text:span text:style-name="T169"><text:s text:c="8"/></text:span><text:span text:style-name="T170">ReactiveFormsModule</text:span><text:span text:style-name="T171">,</text:span></text:p>
      <text:p text:style-name="P172"><text:span text:style-name="T173"><text:s text:c="8"/></text:span><text:span text:style-name="T174">TranslateModule</text:span><text:span text:style-name="T175">.</text:span><text:span text:style-name="T176">forRoot</text:span><text:span text:style-name="T177">({</text:span></text:p>
      <text:p text:style-name="P178"><text:span text:style-name="T179"><text:s text:c="10"/></text:span><text:span text:style-name="T180">loader:</text:span><text:span text:style-name="T181"><text:s/>{</text:span><text:span text:style-name="T182">provide:</text:span><text:span text:style-name="T183"><text:s/></text:span><text:span text:style-name="T184">TranslateLoader</text:span><text:span text:style-name="T185">,<text:s/></text:span><text:span text:style-name="T186">useClass:</text:span><text:span text:style-name="T187"><text:s/></text:span><text:span text:style-name="T188">FakeLoader</text:span><text:span text:style-name="T189">}</text:span></text:p>
      <text:p text:style-name="P190"><text:s text:c="8"/>})</text:p>
      <text:p text:style-name="P191"><text:s text:c="6"/>]</text:p>
      <text:p text:style-name="P192"><text:span text:style-name="T193"><text:s text:c="4"/>}).</text:span><text:span text:style-name="T194">compileComponents</text:span><text:span text:style-name="T195">();</text:span></text:p>
      <text:p text:style-name="P196"><text:span text:style-name="T197"><text:s text:c="4"/></text:span><text:span text:style-name="T198">logger</text:span><text:span text:style-name="T199"><text:s/>=<text:s/></text:span><text:span text:style-name="T200">new</text:span><text:span text:style-name="T201"><text:s/></text:span><text:span text:style-name="T202">Logger</text:span><text:span text:style-name="T203">(</text:span><text:span text:style-name="T204">LogLevel</text:span><text:span text:style-name="T205">.</text:span><text:span text:style-name="T206">DEBUG</text:span><text:span text:style-name="T207">);</text:span></text:p>
      <text:p text:style-name="P208"><text:span text:style-name="T209"><text:s text:c="4"/></text:span><text:span text:style-name="T210">formBuilder</text:span><text:span text:style-name="T211"><text:s/>=<text:s/></text:span><text:span text:style-name="T212">new</text:span><text:span text:style-name="T213"><text:s/></text:span><text:span text:style-name="T214">FormBuilder</text:span><text:span text:style-name="T215">();</text:span></text:p>
      <text:p text:style-name="P216"><text:span text:style-name="T217"><text:s text:c="4"/></text:span><text:span text:style-name="T218">comp</text:span><text:span text:style-name="T219"><text:s/>=<text:s/></text:span><text:span text:style-name="T220">TestBed</text:span><text:span text:style-name="T221">.</text:span><text:span text:style-name="T222">createComponent</text:span><text:span text:style-name="T223">(</text:span><text:span text:style-name="T224">CsTransactionsFormComponent</text:span><text:span text:style-name="T225">).</text:span><text:span text:style-name="T226">componentInstance</text:span><text:span text:style-name="T227">;</text:span></text:p>
      <text:p text:style-name="P228"><text:span text:style-name="T229"><text:s text:c="4"/></text:span><text:span text:style-name="T230">comp</text:span><text:span text:style-name="T231">.</text:span><text:span text:style-name="T232">ngOnInit</text:span><text:span text:style-name="T233">();</text:span></text:p>
      <text:p text:style-name="P234"><text:span text:style-name="T235"><text:s text:c="4"/></text:span><text:span text:style-name="T236">comp</text:span><text:span text:style-name="T237">.</text:span><text:span text:style-name="T238">setLogger</text:span><text:span text:style-name="T239">(</text:span><text:span text:style-name="T240">logger</text:span><text:span text:style-name="T241">);</text:span></text:p>
      <text:p text:style-name="P242"><text:s text:c="2"/>});</text:p>
      <text:p text:style-name="P243"/>
      <text:p text:style-name="P244"><text:span text:style-name="T245">class</text:span><text:span text:style-name="T246"><text:s/></text:span><text:span text:style-name="T247">FakeLoader</text:span><text:span text:style-name="T248"><text:s/></text:span><text:span text:style-name="T249">implements</text:span><text:span text:style-name="T250"><text:s/></text:span><text:span text:style-name="T251">TranslateLoader</text:span><text:span text:style-name="T252"><text:s/>{</text:span></text:p>
      <text:p text:style-name="P253"><text:span text:style-name="T254"><text:s text:c="2"/></text:span><text:span text:style-name="T255">getTranslation</text:span><text:span text:style-name="T256">():<text:s/></text:span><text:span text:style-name="T257">Observable</text:span><text:span text:style-name="T258">&lt;</text:span><text:span text:style-name="T259">any</text:span><text:span text:style-name="T260">&gt; {</text:span></text:p>
      <text:p text:style-name="P261"><text:span text:style-name="T262"><text:s text:c="4"/></text:span><text:span text:style-name="T263">return</text:span><text:span text:style-name="T264"><text:s/></text:span><text:span text:style-name="T265">new</text:span><text:span text:style-name="T266"><text:s/></text:span><text:span text:style-name="T267">Observable</text:span><text:span text:style-name="T268">(</text:span><text:span text:style-name="T269">translations</text:span><text:span text:style-name="T270">);</text:span></text:p>
      <text:p text:style-name="P271"><text:s text:c="2"/>}</text:p>
      <text:p text:style-name="P272">}</text:p>
      <text:p text:style-name="P273"><text:span text:style-name="T274">Promisse (AssyncCall) in JS:</text:span></text:p>
      <text:p text:style-name="P275"><text:span text:style-name="T276">const promise = new Promise&lt;ValidationErrors | null&gt;((resolve, reject) =&gt; {</text:span></text:p>
      <text:p text:style-name="P277"><text:span text:style-name="T278">setTimeout(() =&gt; { resolve(‘A’) }, 0); <text:s text:c="3"/>});</text:span></text:p>
      <text:p text:style-name="P279"><text:span text:style-name="T280">return promise;</text:span></text:p>
      <text:p text:style-name="P281"><text:span text:style-name="T282">}</text:span><text:span text:style-name="T283"><text:line-break/></text:span><text:span text:style-name="T284">Dicas:</text:span></text:p>
      <text:p text:style-name="P285"><text:span text:style-name="T286"><text:s/>- fit() roda soh o it com f</text:span></text:p>
      <text:p text:style-name="P287"><text:span text:style-name="T288"><text:s/>- xit() ignora soh o it<text:s/></text:span><text:span text:style-name="T289">com x</text:span><text:span text:style-name="T290"><text:line-break/></text:span><text:span text:style-name="T291"><text:s/>- fdescribe() pra fazer soh auqele describe rodar e ignorar os outros</text:span></text:p>
      <text:p text:style-name="P292"><text:span text:style-name="T293"><text:s/>- xdescribe() pra NAO rodar o describe com x</text:span></text:p>
      <text:p text:style-name="P294"/>
      <text:p text:style-name="P295"/>
      <text:p text:style-name="P296"><text:span text:style-name="T297">Tips from co-workers:</text:span></text:p>
      <text:p text:style-name="P298"><text:span text:style-name="T299"><text:line-break/></text:span><text:a office:title="Silva, Andre" xlink:href="https://dtl.fusion.proxy.mastercard.int/stash/users/e068957" office:target-frame-name="_top" xlink:show="replace"><text:span text:style-name="T300">Silva, Andre</text:span></text:a></text:p>
      <text:p text:style-name="P301">we should keep all initialization inside beforeEach blocks, in order to prevent sharing stale data between different tests.</text:p>
      <text:p text:style-name="P302"/>
      <text:p text:style-name="P303"/>
      <text:p text:style-name="P304"/>
      <text:p text:style-name="P305">Wipro AngularJS 2 training:</text:p>
      <text:p text:style-name="P306"><text:span text:style-name="T307"><text:line-break/></text:span><text:span text:style-name="T308">- Angular2: First Angular2 Application -&gt; Angular CLI - Creating the first app with angular cli</text:span></text:p>
      <text:p text:style-name="P309"><text:span text:style-name="T310">- Angular2: Data Binding : {{}} <text:s/>- Tipos de binding:</text:span></text:p>
      <text:p text:style-name="P311"><text:span text:style-name="T312"><text:tab/></text:span><text:span text:style-name="T313">{{value}} : interpolation</text:span></text:p>
      <text:p text:style-name="P314"><text:span text:style-name="T315"><text:tab/>[property] : one way to DOM -&gt; Also class CSS binding<text:s/></text:span><text:span text:style-name="T316">[class.td-green]="credit.gende=='male'" -&gt; With condition</text:span></text:p>
      <text:p text:style-name="P317"><text:span text:style-name="T318"><text:tab/>(event) : one way to component</text:span></text:p>
      <text:p text:style-name="P319"><text:span text:style-name="T320"><text:tab/>[(ng-model)] : property binding (two way)</text:span></text:p>
      <text:p text:style-name="P321"><text:span text:style-name="T322"><text:tab/>Class binding:</text:span></text:p>
      <text:p text:style-name="P323"><text:span text:style-name="T324"><text:tab/></text:span><text:span text:style-name="T325"><text:tab/>&lt;div [ngClass]="setMyClasses()"&gt; : For multiple classes</text:span></text:p>
      <text:p text:style-name="P326"><text:span text:style-name="T327"><text:tab/></text:span><text:span text:style-name="T328"><text:tab/>&lt;div [class.active]="isActive"&gt; : Simple class<text:s/></text:span><text:span text:style-name="T329">binding -&gt; class.className</text:span></text:p>
      <text:p text:style-name="P330"><text:span text:style-name="T331">- Angular2: Data Binding - Property Binding : [value] <text:s text:c="2"/></text:span></text:p>
      <text:p text:style-name="P332"><text:span text:style-name="T333">- Angular2: Data Binding - Event Binding <text:s/>: (input)</text:span></text:p>
      <text:p text:style-name="P334"><text:span text:style-name="T335">- Angular2: Data Binding - Two way Binding : [(ngModel)]</text:span></text:p>
      <text:p text:style-name="P336"><text:span text:style-name="T337">- Angular2: Directives : <text:s/>Transform the DOM (template) while re</text:span><text:span text:style-name="T338">ndering. There are 3 types:</text:span></text:p>
      <text:p text:style-name="P339"><text:span text:style-name="T340">- Component directive : is a direct with a template</text:span></text:p>
      <text:p text:style-name="P341"><text:span text:style-name="T342">- Structural directive: Conditions and logics. Ex: *ngIf and *ngFor</text:span></text:p>
      <text:p text:style-name="P343"><text:span text:style-name="T344">- Attribute directive: alters behaviour of existing element. Ex: [(ngModel)]</text:span></text:p>
      <text:p text:style-name="P345"><text:span text:style-name="T346">- Angular2: Custom components:<text:s/></text:span><text:span text:style-name="T347">@Component({</text:span></text:p>
      <text:p text:style-name="P348"><text:span text:style-name="T349"><text:s text:c="2"/>selector: 'my-emp', templateUrl: './employees.component.html'})</text:span></text:p>
      <text:p text:style-name="P350"><text:span text:style-name="T351">- Angular2: Custom Directives: @Directive({ selector: '[myUnderline]'}) -&gt; SharedModule : exports</text:span></text:p>
      <text:p text:style-name="P352"><text:span text:style-name="T353">- Pipes: transform display name with a template. It takes data as input and<text:s/></text:span><text:span text:style-name="T354">transforms it to desired output.<text:s/></text:span></text:p>
      <text:p text:style-name="P355"><text:span text:style-name="T356">Impure: more calls, as often as keystroke or mouse-move. Pure: less calls, dectect values changes (primitives)</text:span></text:p>
      <text:p text:style-name="P357"><text:span text:style-name="T358">So many build-in pipes in Angular, for example:<text:s/></text:span></text:p>
      <text:p text:style-name="P359"><text:span text:style-name="T360">{{ price | currency :'EUR' :true}}</text:span></text:p>
      <text:p text:style-name="P361"><text:span text:style-name="T362">{{ birthday | date :'dd/MM/</text:span><text:span text:style-name="T363">yyyy' | uppercase}}</text:span></text:p>
      <text:p text:style-name="P364"><text:span text:style-name="T365">Buildin pipe list:<text:s/></text:span><text:a xlink:href="https://angular.io/api?type=pipe" office:target-frame-name="_top" xlink:show="replace"><text:span text:style-name="T366">https://angular.io/a</text:span><text:bookmark-start text:name="_Hlt519846078"/><text:bookmark-start text:name="_Hlt519846079"/><text:span text:style-name="T367">p</text:span><text:bookmark-end text:name="_Hlt519846078"/><text:bookmark-end text:name="_Hlt519846079"/><text:span text:style-name="T368">i?type=pipe</text:span></text:a><text:span text:style-name="T369"><text:s/>(json is a pipe)</text:span></text:p>
      <text:p text:style-name="P370"><text:span text:style-name="T371">- Angular2: Pipes - Custom<text:s/></text:span></text:p>
      <text:p text:style-name="P372"><text:span text:style-name="T373"><text:tab/>MyPipe.pipe.ts – Needs to implement PipeTransform – transform(value: any[], args: string</text:span><text:span text:style-name="T374">) : value[]</text:span><text:span text:style-name="T375"><text:line-break/></text:span><text:span text:style-name="T376"><text:tab/>Anotation with @Pipe({name : pipeName})</text:span><text:span text:style-name="T377"><text:line-break/></text:span><text:span text:style-name="T378"><text:tab/>Can be a filter to *ngFor. Exemple: let employee of employees | employeeFilter: nameFilter (input-ngModel)</text:span></text:p>
      <text:p text:style-name="P379"><text:span text:style-name="T380">- Angular2: Validations – Projects ng5-material and app-customer-support</text:span></text:p>
      <text:p text:style-name="P381"><text:span text:style-name="T382">- Angular2: Component<text:s/></text:span><text:span text:style-name="T383">Styles – São os styles e stylesUrl anotados nos components e também os class no template.</text:span></text:p>
      <text:p text:style-name="P384"><text:span text:style-name="T385">- Angular2: NestingComponents - at Input <text:s text:c="2"/></text:span></text:p>
      <text:p text:style-name="P386"><text:span text:style-name="T387">@Input() Parametro passado do componente parent para o nested component – Ex: &lt;my-comp<text:s/></text:span><text:span text:style-name="T388">[inputField]=’varParent’&gt; <text:s/>-- @Input() inputField</text:span></text:p>
      <text:p text:style-name="P389"><text:span text:style-name="T390">- Angular2: NestingComponents - at Output</text:span></text:p>
      <text:p text:style-name="P391"><text:span text:style-name="T392"><text:s text:c="5"/>Inner:</text:span></text:p>
      <text:p text:style-name="P393"><text:span text:style-name="T394">@Output Parametro passado do componente inner para outer – Ex: Inner components raising a event to parent...</text:span><text:span text:style-name="T395"><text:line-break/></text:span><text:span text:style-name="T396">@Output() itemClicked: EventEmitter&lt;string&gt;</text:span><text:span text:style-name="T397"><text:s/>= new EventEmitter&lt;string&gt;();<text:s/></text:span><text:span text:style-name="T398"><text:line-break/></text:span><text:span text:style-name="T399">this.itemClicked.emit(“”);</text:span></text:p>
      <text:p text:style-name="P400"><text:span text:style-name="T401">onClick (item : any) { <text:s/>console.log(‘selected item: ‘ + item.id); }</text:span></text:p>
      <text:p text:style-name="P402"><text:span text:style-name="T403"><text:s text:c="5"/>Outer:</text:span></text:p>
      <text:p text:style-name="P404"><text:span text:style-name="T405"><text:tab/>&lt;my-comp-outer (itemClicked)=’onItemClicked($event)’&gt;&lt;/my-emp&gt;</text:span></text:p>
      <text:p text:style-name="P406"><text:span text:style-name="T407"><text:tab/>onItemClicked(message: string): void {</text:span><text:span text:style-name="T408"><text:line-break/></text:span><text:span text:style-name="T409"><text:tab/></text:span><text:span text:style-name="T410"><text:tab/>console.log</text:span><text:span text:style-name="T411">(‘message: ‘ + message);</text:span></text:p>
      <text:p text:style-name="P412"><text:span text:style-name="T413"><text:tab/>}</text:span></text:p>
      <text:p text:style-name="P414"><text:span text:style-name="T415"><text:tab/>[class.selected]=”employee.selected” -&gt; Class binding to if selected or not, it will be used in list to check if is selected.</text:span></text:p>
      <text:p text:style-name="P416"><text:span text:style-name="T417"><text:tab/>CSS file class name, only shows if selected -&gt; .selected { <text:s/></text:span><text:span text:style-name="T418"><text:tab/>color: red;<text:s/></text:span><text:span text:style-name="T419"><text:tab/>}</text:span></text:p>
      <text:p text:style-name="P420"><text:span text:style-name="T421">- Angular2: NestingComp</text:span><text:span text:style-name="T422">onents_Example of at Input and at Output Demonstration <text:s/></text:span></text:p>
      <text:p text:style-name="P423"><text:span text:style-name="T424">See AddPan and RemovePAN component in customer-support app.</text:span></text:p>
      <text:p text:style-name="P425"><text:span text:style-name="T426">- Angular2: Life Cycle</text:span><text:span text:style-name="T427"><text:s/>Methods <text:s text:c="2"/></text:span></text:p>
      <text:p text:style-name="P428"><text:span text:style-name="T429"><text:tab/>ngOnInit – Called to fectch data on initialization</text:span></text:p>
      <text:p text:style-name="P430"><text:span text:style-name="T431"><text:tab/>ngOnChanges – Called when changes made to input<text:s/></text:span><text:span text:style-name="T432">properties</text:span></text:p>
      <text:p text:style-name="P433"><text:span text:style-name="T434"><text:tab/>ngOnDestroy – To perform cleanup when component is destroyed</text:span></text:p>
      <text:p text:style-name="P435"><text:span text:style-name="T436">ngDoCheck - <text:s/>Called after every change detection<text:s/></text:span></text:p>
      <text:p text:style-name="P437"><text:span text:style-name="T438"><text:tab/>Component specific lifecycle methods: ngAfterContentInit, ngAfterContentChecked, ngAfterViewInit, ngAfterViewChecked</text:span></text:p>
      <text:p text:style-name="P439"><text:span text:style-name="T440">- Angular2: Ser</text:span><text:span text:style-name="T441">vices <text:s/></text:span></text:p>
      <text:p text:style-name="P442"><text:span text:style-name="T443">@Injectable() – Written for specific purporse -&gt; In the components: constructor (private service : MyService)<text:s/></text:span></text:p>
      <text:p text:style-name="P444"><text:span text:style-name="T445">Declarations: [MyComponent1, MyComponent2] <text:s/>-&gt; Providers: [ MyService ]<text:s/></text:span></text:p>
      <text:p text:style-name="P446"><text:span text:style-name="T447">Logic can be shared between multiple components, single reuse lo</text:span><text:span text:style-name="T448">gic</text:span></text:p>
      <text:p text:style-name="P449"><text:span text:style-name="T450">Gateway for external interaction – REST Consumer</text:span><text:span text:style-name="T451"><text:line-break/></text:span><text:span text:style-name="T452">- Angular2: Http Service</text:span><text:span text:style-name="T453"><text:s text:c="2"/></text:span></text:p>
      <text:p text:style-name="P454"><text:span text:style-name="T455">BuiltIn service – HttpModule need to be imported.@angular/http</text:span></text:p>
      <text:p text:style-name="P456"><text:span text:style-name="T457">Http data is returned as observables (use .subscribe)</text:span></text:p>
      <text:p text:style-name="P458"><text:span text:style-name="T459">Component: show not call the service in constructor, instea</text:span><text:span text:style-name="T460">d call the service in ngOnInit to get data</text:span></text:p>
      <text:p text:style-name="P461"><text:span text:style-name="T462">.subscribe uses functional systax as example: service.get().subscribe(result =&gt; this.processResponse(result));</text:span></text:p>
      <text:p text:style-name="P463"><text:span text:style-name="T464">Import (Http, Response) from ‘@angular/http’;<text:s/></text:span><text:span text:style-name="T465">return_http.get(this.url).map( response =&gt; response.json());</text:span></text:p>
      <text:p text:style-name="P466"><text:span text:style-name="T467">Observable uses reactive (rxjs) -&gt; Choose it instead of Promisse</text:span><text:span text:style-name="T468"><text:line-break/></text:span><text:span text:style-name="T469">- Angular2: Routings</text:span></text:p>
      <text:p text:style-name="P470"><text:span text:style-name="T471">Pre-requisites:<text:s/></text:span><text:span text:style-name="T472">Should import router library and configure Routes</text:span></text:p>
      <text:p text:style-name="P473"><text:span text:style-name="T474">Concepts:</text:span><text:span text:style-name="T475"><text:line-break/></text:span><text:span text:style-name="T476">router-outlet – to be specified t</text:span><text:span text:style-name="T477">emplate file where current navigation page will be showed</text:span></text:p>
      <text:p text:style-name="P478"><text:span text:style-name="T479">RouterLink and RouterLinkActive – to be specified for navigation</text:span></text:p>
      <text:p text:style-name="P480"><text:span text:style-name="T481">ActivatedRoute in RouterState – Provider methods to get information on routes (see customer-support-app)</text:span></text:p>
      <text:p text:style-name="P482"><text:span text:style-name="T483">Views / templates:</text:span></text:p>
      <text:p text:style-name="P484"><text:span text:style-name="T485">&lt;nav&gt; &lt;a<text:s/></text:span><text:span text:style-name="T486">routerlink=”employees” routerlinkactive=”</text:span><text:span text:style-name="T487">active</text:span><text:span text:style-name="T488">” [routerlinkoptions]=”</text:span><text:span text:style-name="T489">exact:true</text:span><text:span text:style-name="T490">”&gt;&lt;/a&gt;<text:s/></text:span><text:span text:style-name="T491"><text:line-break/></text:span><text:span text:style-name="T492">-&gt; Only when url exactly the url, not partial… (active = active<text:s/></text:span><text:span text:style-name="T493">style<text:s/></text:span><text:span text:style-name="T494">class)</text:span></text:p>
      <text:p text:style-name="P495"><text:span text:style-name="T496">router-outlet -&gt; Dynamic replace for current router state, the current component -&gt; ngview (replac</text:span><text:span text:style-name="T497">e)</text:span></text:p>
      <text:p text:style-name="P498"><text:span text:style-name="T499">app.routing.ts:</text:span></text:p>
      <text:p text:style-name="P500"><text:span text:style-name="T501">const appRoutes : Routes <text:s/>= { path: ‘url/:id ‘, component, …} -&gt; Order is important | because angular uses the first matches | can use wild cards in path (Ex: *)</text:span></text:p>
      <text:p text:style-name="P502"><text:span text:style-name="T503">export const routing = RouterModule.forRoot(appRoutes);<text:s/></text:span></text:p>
      <text:p text:style-name="P504"><text:span text:style-name="T505">module.ts:</text:span></text:p>
      <text:p text:style-name="P506"><text:span text:style-name="T507"><text:tab/>route:<text:s/></text:span><text:span text:style-name="T508">Inject</text:span><text:span text:style-name="T509"><text:s/>the service</text:span><text:span text:style-name="T510"><text:s/></text:span><text:span text:style-name="T511">ActivatedRoute @angular/route in constructor</text:span><text:span text:style-name="T512"><text:s/>to get params from the<text:s/></text:span><text:span text:style-name="T513">Router</text:span><text:span text:style-name="T514">. <text:s/></text:span></text:p>
      <text:p text:style-name="P515"><text:span text:style-name="T516">location : Location @angular/common in constructor also to use -&gt; this.location.back();</text:span></text:p>
      <text:p text:style-name="P517"><text:span text:style-name="T518"><text:tab/></text:span><text:span text:style-name="T519">TODO:</text:span><text:span text:style-name="T520"><text:s/></text:span><text:span text:style-name="T521">RouterState provides methods to get information on<text:s/></text:span><text:span text:style-name="T522">routes</text:span><text:span text:style-name="T523"><text:s/>– Using session and not the Params</text:span><text:span text:style-name="T524">;</text:span></text:p>
      <text:p text:style-name="P525"><text:span text:style-name="T526"><text:tab/>ngOnInit() – Interface OnInit -&gt; this.</text:span><text:span text:style-name="T527">route.params.forEach( (params: Params) =&gt; {this.id = <text:s/>+params[</text:span><text:span text:style-name="T528">‘id’];} );</text:span></text:p>
      <text:p text:style-name="P529"/>
      <text:p text:style-name="Standard"><text:span text:style-name="T530"><text:line-break/></text:span><text:span text:style-name="T531">- Angular2: Events and communication between components:</text:span></text:p>
      <text:p text:style-name="P532"/>
      <text:p text:style-name="Standard"><text:span text:style-name="T533">Parent listens for child event:</text:span><text:span text:style-name="T534"><text:line-break/></text:span><text:span text:style-name="T535">@Output() voted = new EventEmitter&lt;boolean&gt;();</text:span><text:span text:style-name="T536"><text:line-break/></text:span><text:span text:style-name="T537">this.voted.emit(agreed);</text:span><text:span text:style-name="T538"><text:line-break/></text:span><text:span text:style-name="T539"><text:line-break/></text:span><text:span text:style-name="T540"><text:s text:c="3"/>&lt;app-voter *ngF</text:span><text:span text:style-name="T541">or="let voter of voters"</text:span></text:p>
      <text:p text:style-name="Standard"><text:span text:style-name="T542"><text:s text:c="6"/>[name]="voter"</text:span></text:p>
      <text:p text:style-name="Standard"><text:span text:style-name="T543"><text:s text:c="6"/>(voted)="onVoted($event)"&gt;</text:span></text:p>
      <text:p text:style-name="Standard"><text:span text:style-name="T544"><text:s text:c="4"/>&lt;/app-voter&gt;</text:span></text:p>
      <text:p text:style-name="Standard"><text:span text:style-name="T545"><text:line-break/></text:span><text:span text:style-name="T546">Intercept properties changes with onChangeListener:</text:span><text:span text:style-name="T547"><text:line-break/></text:span><text:span text:style-name="T548">VersionChildComponent implements OnChanges {</text:span></text:p>
      <text:p text:style-name="Standard"><text:span text:style-name="T549">ngOnChanges(changes: {[propKey: string]:<text:s/></text:span><text:span text:style-name="T550">SimpleChange}) {</text:span></text:p>
      <text:p text:style-name="Standard"><text:span text:style-name="T551"><text:s text:c="4"/>let log: string[] = [];</text:span></text:p>
      <text:p text:style-name="Standard"><text:span text:style-name="T552"><text:s text:c="4"/>for (let propName in changes) {</text:span></text:p>
      <text:p text:style-name="Standard"><text:span text:style-name="T553"><text:s text:c="6"/>let changedProp = changes[propName];</text:span></text:p>
      <text:p text:style-name="Standard"><text:span text:style-name="T554"><text:s text:c="6"/>let to = JSON.stringify(changedProp.currentValue);</text:span></text:p>
      <text:p text:style-name="Standard"><text:span text:style-name="T555"><text:s text:c="6"/>if (changedProp.isFirstChange()) {</text:span></text:p>
      <text:p text:style-name="Standard"><text:span text:style-name="T556"><text:s text:c="8"/>log.push(`Initial value of</text:span><text:span text:style-name="T557"><text:s/>${propName} set to ${to}`);</text:span></text:p>
      <text:p text:style-name="Standard"><text:span text:style-name="T558"><text:s text:c="6"/>} else {</text:span></text:p>
      <text:p text:style-name="Standard"><text:span text:style-name="T559"><text:s text:c="8"/>let from = JSON.stringify(changedProp.previousValue);</text:span></text:p>
      <text:p text:style-name="Standard"><text:span text:style-name="T560"><text:s text:c="8"/>log.push(`${propName} changed from ${from} to ${to}`);</text:span></text:p>
      <text:p text:style-name="Standard"><text:span text:style-name="T561"><text:s text:c="6"/>}</text:span></text:p>
      <text:p text:style-name="Standard"><text:span text:style-name="T562"><text:s text:c="4"/>}</text:span></text:p>
      <text:p text:style-name="Standard"><text:span text:style-name="T563"><text:s text:c="4"/>this.changeLog.push(log.join(', '));</text:span></text:p>
      <text:p text:style-name="Standard"><text:span text:style-name="T564"><text:s text:c="2"/>}</text:span></text:p>
      <text:p text:style-name="P565"><text:span text:style-name="T566"><text:line-break/></text:span></text:p>
      <text:list text:style-name="LFO1" text:continue-numbering="true">
        <text:list-item>
          <text:p text:style-name="P567"><text:span text:style-name="T568">Passing the<text:s/></text:span><text:span text:style-name="T569">reference of one component to another</text:span><text:span text:style-name="T570"><text:line-break/></text:span><text:span text:style-name="T571">This solution should be used when components have dependency between them. For example dropdown, and dropdown toggle. They usually can’t exist without each other.</text:span></text:p>
        </text:list-item>
      </text:list>
      <text:p text:style-name="P572"><text:span text:style-name="T573">&lt;app-side-bar-toggle [sideBar]="sideBar"&gt;&lt;/app-side-bar</text:span><text:span text:style-name="T574">-toggle&gt;</text:span></text:p>
      <text:p text:style-name="P575"><text:span text:style-name="T576">&lt;app-side-bar #sideBar&gt;&lt;/app-side-bar&gt;</text:span></text:p>
      <text:p text:style-name="P577"/>
      <text:p text:style-name="P578"><text:span text:style-name="T579">@Input() sideBar: SideBarComponent;</text:span></text:p>
      <text:p text:style-name="P580"/>
      <text:p text:style-name="P581"><text:span text:style-name="T582"><text:s/>@HostListener('click')</text:span></text:p>
      <text:p text:style-name="P583"><text:span text:style-name="T584"><text:s text:c="2"/></text:span><text:span text:style-name="T585">click() {</text:span></text:p>
      <text:p text:style-name="P586"><text:span text:style-name="T587"><text:s text:c="4"/>this.sideBar.toggle();</text:span></text:p>
      <text:p text:style-name="P588"><text:span text:style-name="T589"><text:s text:c="2"/>}</text:span></text:p>
      <text:p text:style-name="Standard"/>
      <text:list text:style-name="LFO1" text:continue-numbering="true">
        <text:list-item>
          <text:p text:style-name="P590"><text:span text:style-name="T591">Communication through parent component</text:span></text:p>
        </text:list-item>
      </text:list>
      <text:p text:style-name="P592"><text:span text:style-name="T593">@input and @output approach using parent component to send info</text:span><text:span text:style-name="T594">rmation between components,</text:span></text:p>
      <text:p text:style-name="P595"><text:span text:style-name="T596">Implementation of this approach is almost the same as the previous one, however side-bar-toggle doesn’t receive side-bar component. Instead parent component holds sideBarIsOpened property which is passed to the side-bar componen</text:span><text:span text:style-name="T597">t.<text:s/></text:span><text:span text:style-name="T598"><text:line-break/></text:span><text:span text:style-name="T599"><text:line-break/></text:span><text:span text:style-name="T600">&lt;app-side-bar-toggle (toggle)="toggleSideBar()"&gt;&lt;/app-side-bar-toggle&gt;</text:span></text:p>
      <text:p text:style-name="P601"><text:span text:style-name="T602">&lt;app-side-bar [isOpen]="sideBarIsOpened"&gt;&lt;/app-side-bar&gt;</text:span></text:p>
      <text:p text:style-name="P603"/>
      <text:p text:style-name="P604"><text:span text:style-name="T605">Component toggle:</text:span></text:p>
      <text:p text:style-name="P606"><text:span text:style-name="T607"><text:s text:c="2"/>@Output() toggle: EventEmitter&lt;null&gt; = new EventEmitter();</text:span></text:p>
      <text:p text:style-name="P608"/>
      <text:p text:style-name="P609"><text:span text:style-name="T610"><text:s text:c="2"/>@HostListener('click')</text:span></text:p>
      <text:p text:style-name="P611"><text:span text:style-name="T612"><text:s text:c="2"/>click() {</text:span></text:p>
      <text:p text:style-name="P613"><text:span text:style-name="T614"><text:s text:c="4"/>t</text:span><text:span text:style-name="T615">his.toggle.emit();</text:span></text:p>
      <text:p text:style-name="P616"><text:span text:style-name="T617"><text:s text:c="2"/>}</text:span></text:p>
      <text:p text:style-name="P618"/>
      <text:p text:style-name="P619"><text:span text:style-name="T620">Component side bar:</text:span></text:p>
      <text:p text:style-name="P621"/>
      <text:p text:style-name="P622"><text:span text:style-name="T623"><text:s/>@HostBinding('class.is-open') @Input()</text:span></text:p>
      <text:p text:style-name="P624"><text:span text:style-name="T625"><text:s text:c="2"/>isOpen = false;</text:span></text:p>
      <text:p text:style-name="P626"/>
      <text:list text:style-name="LFO1" text:continue-numbering="true">
        <text:list-item>
          <text:p text:style-name="P627"><text:span text:style-name="T628">Communication through Service</text:span></text:p>
        </text:list-item>
      </text:list>
      <text:p text:style-name="Standard"><text:span text:style-name="T629"><text:line-break/></text:span><text:span text:style-name="T630">- Angular2: Observables – Uses could observables (needs a subscriber and don’t loose message)</text:span></text:p>
      <text:p text:style-name="Standard"><text:span text:style-name="T631">(p.s: In hot<text:s/></text:span><text:span text:style-name="T632">obersables, returns are sent event it has no subscriber and message can be lost)</text:span></text:p>
      <text:p text:style-name="P633"/>
      <text:p text:style-name="P634"><text:span text:style-name="T635">Subscriber and observable simplest example:</text:span></text:p>
      <text:p text:style-name="P636"/>
      <text:p text:style-name="P637"><text:span text:style-name="T638">myObservable.subscribe(<text:s/></text:span></text:p>
      <text:p text:style-name="P639"><text:span text:style-name="T640">x =&gt; console.log('Observer got<text:s/></text:span><text:a xlink:href="https://angular.io/api/router/RouterLinkWithHref" office:target-frame-name="_top" xlink:show="replace"><text:span text:style-name="T641">a</text:span></text:a><text:span text:style-name="T642"><text:s/>next<text:s/></text:span><text:span text:style-name="T643">value: ' + x),<text:s/></text:span></text:p>
      <text:p text:style-name="P644"><text:span text:style-name="T645">err =&gt; console.error('Observer got an error: ' + err),<text:s/></text:span></text:p>
      <text:p text:style-name="P646"><text:span text:style-name="T647">() =&gt; console.log('Observer got<text:s/></text:span><text:a xlink:href="https://angular.io/api/router/RouterLinkWithHref" office:target-frame-name="_top" xlink:show="replace"><text:span text:style-name="T648">a</text:span></text:a><text:span text:style-name="T649"><text:s/>complete notification') );</text:span></text:p>
      <text:p text:style-name="P650"/>
      <text:p text:style-name="P651"><text:span text:style-name="T652">// This function runs when subscribe() is called</text:span></text:p>
      <text:p text:style-name="P653"><text:span text:style-name="T654">functio</text:span><text:span text:style-name="T655">n sequenceSubscriber(observer) {</text:span></text:p>
      <text:p text:style-name="P656"><text:span text:style-name="T657"><text:s text:c="2"/>// synchronously deliver 1, 2, and 3, then complete</text:span></text:p>
      <text:p text:style-name="P658"><text:span text:style-name="T659"><text:s text:c="2"/>observer.next(1);</text:span></text:p>
      <text:p text:style-name="P660"><text:span text:style-name="T661"><text:s text:c="2"/>observer.next(2);</text:span></text:p>
      <text:p text:style-name="P662"><text:span text:style-name="T663"><text:s text:c="2"/>observer.next(3);</text:span></text:p>
      <text:p text:style-name="P664"><text:span text:style-name="T665"><text:s text:c="2"/>observer.complete();</text:span></text:p>
      <text:p text:style-name="P666"><text:span text:style-name="T667"><text:s/></text:span></text:p>
      <text:p text:style-name="P668"><text:span text:style-name="T669"><text:s text:c="2"/>// unsubscribe function doesn't need to do anything in this</text:span></text:p>
      <text:p text:style-name="P670"><text:span text:style-name="T671"><text:s text:c="2"/>// because values ar</text:span><text:span text:style-name="T672">e delivered synchronously</text:span></text:p>
      <text:p text:style-name="P673"><text:span text:style-name="T674"><text:s text:c="2"/>return {unsubscribe() {}};</text:span></text:p>
      <text:p text:style-name="P675"><text:span text:style-name="T676">}</text:span></text:p>
      <text:p text:style-name="P677"><text:span text:style-name="T678"><text:s/></text:span></text:p>
      <text:p text:style-name="P679"><text:span text:style-name="T680">// Create a new Observable that will deliver the above sequence</text:span></text:p>
      <text:p text:style-name="P681"><text:span text:style-name="T682">const sequence = new Observable(sequenceSubscriber);</text:span></text:p>
      <text:p text:style-name="P683"><text:span text:style-name="T684"><text:s/></text:span></text:p>
      <text:p text:style-name="P685"><text:span text:style-name="T686">// execute the Observable and print the result of each<text:s/></text:span><text:span text:style-name="T687">notification</text:span></text:p>
      <text:p text:style-name="P688"><text:span text:style-name="T689">sequence.subscribe({</text:span></text:p>
      <text:p text:style-name="P690"><text:span text:style-name="T691"><text:s text:c="2"/>next(num) { console.log(num); },</text:span></text:p>
      <text:p text:style-name="P692"><text:span text:style-name="T693"><text:s text:c="2"/></text:span><text:span text:style-name="T694">complete() { console.log('Finished sequence'); }</text:span></text:p>
      <text:p text:style-name="P695"><text:span text:style-name="T696">});</text:span></text:p>
      <text:p text:style-name="P697"/>
      <text:p text:style-name="P698"><text:span text:style-name="T699">Create custom fromEvent function:</text:span></text:p>
      <text:p text:style-name="P700"/>
      <text:p text:style-name="P701"><text:span text:style-name="T702">function fromEvent(target, eventName) {</text:span></text:p>
      <text:p text:style-name="P703"><text:span text:style-name="T704"><text:s text:c="2"/>return new Observable((observer) =&gt; {</text:span></text:p>
      <text:p text:style-name="P705"><text:span text:style-name="T706"><text:s text:c="4"/>const<text:s/></text:span><text:span text:style-name="T707">handler = (e) =&gt; observer.next(e);</text:span></text:p>
      <text:p text:style-name="P708"><text:span text:style-name="T709"><text:s/></text:span></text:p>
      <text:p text:style-name="P710"><text:span text:style-name="T711"><text:s text:c="4"/>// Add the event handler to the target</text:span></text:p>
      <text:p text:style-name="P712"><text:span text:style-name="T713"><text:s text:c="4"/>target.addEventListener(eventName, handler);</text:span></text:p>
      <text:p text:style-name="P714"><text:span text:style-name="T715"><text:s/></text:span></text:p>
      <text:p text:style-name="P716"><text:span text:style-name="T717"><text:s text:c="4"/>return () =&gt; {</text:span></text:p>
      <text:p text:style-name="P718"><text:span text:style-name="T719"><text:s text:c="6"/>// Detach the event handler from the target</text:span></text:p>
      <text:p text:style-name="P720"><text:span text:style-name="T721"><text:s text:c="6"/>target.removeEventListener(eventName, handler);</text:span></text:p>
      <text:p text:style-name="P722"><text:span text:style-name="T723"><text:s text:c="2"/></text:span><text:span text:style-name="T724"><text:s text:c="2"/>};</text:span></text:p>
      <text:p text:style-name="P725"><text:span text:style-name="T726"><text:s text:c="2"/>});</text:span></text:p>
      <text:p text:style-name="P727"><text:span text:style-name="T728">}</text:span></text:p>
      <text:p text:style-name="P729"/>
      <text:p text:style-name="P730"><text:span text:style-name="T731">Create a delayed sequence:</text:span></text:p>
      <text:p text:style-name="P732"/>
      <text:p text:style-name="P733"><text:span text:style-name="T734">function sequenceSubscriber(observer) {</text:span></text:p>
      <text:p text:style-name="P735"><text:span text:style-name="T736"><text:s text:c="2"/>const seq = [1, 2, 3];</text:span></text:p>
      <text:p text:style-name="P737"><text:span text:style-name="T738"><text:s text:c="2"/>let timeoutId;</text:span></text:p>
      <text:p text:style-name="P739"><text:span text:style-name="T740"><text:s/></text:span></text:p>
      <text:p text:style-name="P741"><text:span text:style-name="T742"><text:s text:c="2"/>// Will run through an array of numbers, emitting one value</text:span></text:p>
      <text:p text:style-name="P743"><text:span text:style-name="T744"><text:s text:c="2"/>// per second until it gets to the end of the array.</text:span></text:p>
      <text:p text:style-name="P745"><text:span text:style-name="T746"><text:s text:c="2"/></text:span><text:span text:style-name="T747">function doSequence(arr, idx) {</text:span></text:p>
      <text:p text:style-name="P748"><text:span text:style-name="T749"><text:s text:c="4"/>timeoutId = setTimeout(() =&gt; {</text:span></text:p>
      <text:p text:style-name="P750"><text:span text:style-name="T751"><text:s text:c="6"/>observer.next(arr[idx]);</text:span></text:p>
      <text:p text:style-name="P752"><text:span text:style-name="T753"><text:s text:c="6"/>if (idx === arr.length - 1) {</text:span></text:p>
      <text:p text:style-name="P754"><text:span text:style-name="T755"><text:s text:c="8"/>observer.complete();</text:span></text:p>
      <text:p text:style-name="P756"><text:span text:style-name="T757"><text:s text:c="6"/>} else {</text:span></text:p>
      <text:p text:style-name="P758"><text:span text:style-name="T759"><text:s text:c="8"/>doSequence(arr, ++idx);</text:span></text:p>
      <text:p text:style-name="P760"><text:span text:style-name="T761"><text:s text:c="6"/>}</text:span></text:p>
      <text:p text:style-name="P762"><text:span text:style-name="T763"><text:s text:c="4"/>}, 1000);</text:span></text:p>
      <text:p text:style-name="P764"><text:span text:style-name="T765"><text:s text:c="2"/>}</text:span></text:p>
      <text:p text:style-name="P766"><text:span text:style-name="T767"><text:s/></text:span></text:p>
      <text:p text:style-name="P768"><text:span text:style-name="T769"><text:s text:c="2"/>doSequence(seq,<text:s/></text:span><text:span text:style-name="T770">0);</text:span></text:p>
      <text:p text:style-name="P771"><text:span text:style-name="T772"><text:s/></text:span></text:p>
      <text:p text:style-name="P773"><text:span text:style-name="T774"><text:s text:c="2"/>// Unsubscribe should clear the timeout to stop execution</text:span></text:p>
      <text:p text:style-name="P775"><text:span text:style-name="T776"><text:s text:c="2"/>return {unsubscribe() {</text:span></text:p>
      <text:p text:style-name="P777"><text:span text:style-name="T778"><text:s text:c="4"/>clearTimeout(timeoutId);</text:span></text:p>
      <text:p text:style-name="P779"><text:span text:style-name="T780"><text:s text:c="2"/>}};</text:span></text:p>
      <text:p text:style-name="P781"><text:span text:style-name="T782">}</text:span></text:p>
      <text:p text:style-name="P783"/>
      <text:p text:style-name="P784"/>
      <text:p text:style-name="P785"><text:span text:style-name="T786">The RxJS library in Angular:</text:span></text:p>
      <text:p text:style-name="P787"><text:span text:style-name="T788"><text:line-break/></text:span></text:p>
      <text:list text:style-name="LFO2" text:continue-numbering="true">
        <text:list-item>
          <text:p text:style-name="P789"><text:span text:style-name="T790">Converting existing code for async operations into observables</text:span></text:p>
        </text:list-item>
        <text:list-item>
          <text:p text:style-name="P791"><text:span text:style-name="T792">Iterating through the<text:s/></text:span><text:span text:style-name="T793">values in a stream</text:span></text:p>
        </text:list-item>
        <text:list-item>
          <text:p text:style-name="P794"><text:span text:style-name="T795">Mapping values to different types</text:span></text:p>
        </text:list-item>
        <text:list-item>
          <text:p text:style-name="P796"><text:span text:style-name="T797">Filtering streams</text:span></text:p>
        </text:list-item>
        <text:list-item>
          <text:p text:style-name="P798"><text:span text:style-name="T799">Composing multiple streams</text:span></text:p>
        </text:list-item>
      </text:list>
      <text:p text:style-name="P800"><text:span text:style-name="T801"><text:tab/></text:span></text:p>
      <text:p text:style-name="P802"><text:span text:style-name="T803">Observables in Angular (non custom):</text:span></text:p>
      <text:list text:style-name="LFO2" text:continue-numbering="true">
        <text:list-item>
          <text:p text:style-name="P804"><text:span text:style-name="T805">The </text:span><text:a xlink:href="https://angular.io/api/core/EventEmitter" office:target-frame-name="_top" xlink:show="replace"><text:span text:style-name="T806">EventEmitter</text:span></text:a><text:span text:style-name="T807"> class extends Observable.</text:span></text:p>
        </text:list-item>
        <text:list-item>
          <text:p text:style-name="P808"><text:span text:style-name="T809">The HTTP<text:s/></text:span><text:span text:style-name="T810">module uses observables to handle AJAX requests and responses.</text:span></text:p>
        </text:list-item>
        <text:list-item>
          <text:p text:style-name="P811"><text:span text:style-name="T812">The Router and Forms modules use observables to listen for and respond to user-input events.</text:span></text:p>
        </text:list-item>
      </text:list>
      <text:p text:style-name="P813"/>
      <text:p text:style-name="P814"/>
      <text:p text:style-name="P815"><text:span text:style-name="T816">REST Service call in Angular (returns observable):</text:span></text:p>
      <text:p text:style-name="P817"/>
      <text:p text:style-name="P818"><text:span text:style-name="T819">/** SERVICE.TS */</text:span></text:p>
      <text:p text:style-name="P820"><text:span text:style-name="T821">addHero (hero: Hero): Observ</text:span><text:span text:style-name="T822">able&lt;Hero&gt; {</text:span></text:p>
      <text:p text:style-name="P823"><text:span text:style-name="T824"><text:s text:c="2"/>return this.http.post&lt;Hero&gt;(this.heroesUrl, hero, httpOptions)</text:span></text:p>
      <text:p text:style-name="P825"><text:span text:style-name="T826"><text:s text:c="4"/>.pipe(</text:span></text:p>
      <text:p text:style-name="P827"><text:span text:style-name="T828"><text:s text:c="6"/>catchError(this.handleError('addHero', hero))</text:span></text:p>
      <text:p text:style-name="P829"><text:span text:style-name="T830"><text:s text:c="4"/>);</text:span></text:p>
      <text:p text:style-name="P831"><text:span text:style-name="T832">}</text:span></text:p>
      <text:p text:style-name="P833"/>
      <text:p text:style-name="P834"><text:span text:style-name="T835">/*COMPONENT.TS*/</text:span></text:p>
      <text:p text:style-name="P836"><text:span text:style-name="T837">this.heroesService.addHero(newHero)</text:span></text:p>
      <text:p text:style-name="P838"><text:span text:style-name="T839"><text:s text:c="2"/>.subscribe(hero =&gt;<text:s/></text:span><text:span text:style-name="T840">this.heroes.push(hero));</text:span></text:p>
      <text:p text:style-name="P841"/>
      <text:p text:style-name="P842"><text:span text:style-name="T843">Security: XSRF Protection</text:span><text:span text:style-name="T844"><text:line-break/></text:span></text:p>
      <text:p text:style-name="P845"><text:span text:style-name="T846">by which the attacker can trick an authenticated user into unknowingly executing actions on your website. HttpClient supports a common mechanism used to prevent XSRF attacks. When performing HTTP request</text:span><text:span text:style-name="T847">s, an interceptor reads a token from a cookie, by default XSRF-TOKEN, and sets it as an HTTP header, X-XSRF-TOKEN. Since only code that runs on your domain could read the cookie, the backend can be certain that the HTTP request came from your client applic</text:span><text:span text:style-name="T848">ation and not an attacker.</text:span></text:p>
      <text:p text:style-name="P849"/>
      <text:p text:style-name="P850"><text:span text:style-name="T851">imports: [</text:span></text:p>
      <text:p text:style-name="P852"><text:span text:style-name="T853"><text:s text:c="2"/>HttpClientModule,</text:span></text:p>
      <text:p text:style-name="P854"><text:span text:style-name="T855"><text:s text:c="2"/>HttpClientXsrfModule.withOptions({</text:span></text:p>
      <text:p text:style-name="P856"><text:span text:style-name="T857"><text:s text:c="4"/>cookieName: 'My-Xsrf-Cookie',</text:span></text:p>
      <text:p text:style-name="P858"><text:span text:style-name="T859"><text:s text:c="4"/>headerName: 'My-Xsrf-Header',</text:span></text:p>
      <text:p text:style-name="P860"><text:span text:style-name="T861"><text:s text:c="2"/>}),</text:span></text:p>
      <text:p text:style-name="P862"><text:span text:style-name="T863">],</text:span></text:p>
      <text:p text:style-name="P864"/>
      <text:p text:style-name="P865"><text:span text:style-name="T866">More details and testing examples at:<text:s/></text:span><text:span text:style-name="T867">https://angular.io/guide/http</text:span></text:p>
      <text:p text:style-name="P868"/>
      <text:p text:style-name="Standard"><text:span text:style-name="T869">- Angular2: Unit testing</text:span></text:p>
      <text:p text:style-name="Standard"/>
      <text:p text:style-name="Standard"><text:span text:style-name="T870">- Angular 2: Material</text:span></text:p>
      <text:p text:style-name="PreformattedText"><text:span text:style-name="T871">#Angular material installation</text:span></text:p>
      <text:p text:style-name="P872"><text:span text:style-name="T873">npm install --save @angular/material @angular/cdk</text:span><text:span text:style-name="T874"><text:line-break/></text:span><text:span text:style-name="T875">npm install --save @angular/animations</text:span></text:p>
      <text:p text:style-name="P876"><text:span text:style-name="T877">npm install --save hammerjs</text:span></text:p>
      <text:p text:style-name="P878"><text:span text:style-name="T879">main.css: import 'hammerjs';</text:span><text:span text:style-name="T880"><text:line-break/></text:span><text:span text:style-name="T881">styless.css: @import<text:s/></text:span><text:a xlink:href="mailto:~@angular/material/prebuilt-themes/indigo-pink.css" office:target-frame-name="_top" xlink:show="replace"><text:span text:style-name="T882">~@angular/material/prebuilt-themes/indigo-pink.css</text:span></text:a></text:p>
      <text:p text:style-name="P883"><text:span text:style-name="T884">Links:</text:span></text:p>
      <text:p text:style-name="P885"><text:a xlink:href="https://medium.com/@ismapro/first-steps-with-angular-cli-and-angular-material-5a90406e9a4" office:target-frame-name="_top" xlink:show="replace"><text:span text:style-name="T886">https://medium.com/@ismapro/first-steps-with-angular-cli-and-angular-material-5a90406e9a4</text:span></text:a></text:p>
      <text:p text:style-name="P887"><text:a xlink:href="https://coursetro.com/posts/code/113/How-to-Build-an-Angular-5-Material-App" office:target-frame-name="_top" xlink:show="replace"><text:span text:style-name="T888">https://coursetro.com/posts/code/113/How-to-Build-an-Angular-5-Material-App</text:span></text:a></text:p>
      <text:p text:style-name="P889"/>
      <text:p text:style-name="P890"/>
      <text:p text:style-name="Standard"><text:span text:style-name="T891"><text:line-break/></text:span><text:span text:style-name="T892">- Angular 2: Logging</text:span><text:span text:style-name="T893"><text:line-break/></text:span><text:span text:style-name="T894">https://www.codemag.com/article/1711021/Logging-in-Angular-Applications</text:span></text:p>
      <text:p text:style-name="Standard"/>
      <text:p text:style-name="Standard"/>
      <text:p text:style-name="Standard"><text:span text:style-name="T895">- Angular2: Deploys</text:span></text:p>
      <text:p text:style-name="P896"><text:span text:style-name="T897">- Angular 5 and 6: What is<text:s/></text:span><text:span text:style-name="T898">new</text:span><text:span text:style-name="T899"><text:line-break/></text:span><text:a xlink:href="https://blog.angular.io/version-6-of-angular-now-available-cc56b0efa7a4" office:target-frame-name="_top" xlink:show="replace"><text:span text:style-name="T900">https://blog.angular.io/version-6-of-angular-now-available-cc56b0efa7a4</text:span></text:a></text:p>
      <text:p text:style-name="P901"/>
      <text:p text:style-name="P902"/>
      <text:p text:style-name="P903"><text:span text:style-name="T904">Angular and TypeScript -&gt; Adding order to array:</text:span></text:p>
      <text:p text:style-name="P905"/>
      <text:p text:style-name="P906">function myCompare(a, b) {</text:p>
      <text:p text:style-name="P907"><text:s text:c="3"/>if<text:s/>(a.UserDefinedTableResponse.tableName &gt; b.UserDefinedTableResponse.tableName)</text:p>
      <text:p text:style-name="P908"><text:tab/>return 1;</text:p>
      <text:p text:style-name="P909"><text:tab/>if (a.UserDefinedTableResponse.tableName &lt; b.UserDefinedTableResponse.tableName)</text:p>
      <text:p text:style-name="P910"><text:tab/>return -1;</text:p>
      <text:p text:style-name="P911"><text:s text:c="4"/>return 0;</text:p>
      <text:p text:style-name="P912">}</text:p>
      <text:p text:style-name="P913"/>
      <text:p text:style-name="P914">testArr.sort(myCompare);</text:p>
      <text:p text:style-name="P915"/>
      <text:p text:style-name="P916">FORK JOIN example:</text:p>
      <text:p text:style-name="P917"/>
      <text:p text:style-name="P918">getLists(_: number[] = []) {</text:p>
      <text:p text:style-name="P919"><text:s text:c="4"/>const lists$ = this.listService.getLists()</text:p>
      <text:p text:style-name="P920"><text:s text:c="6"/>.pipe(</text:p>
      <text:p text:style-name="P921"><text:s text:c="8"/>mergeMap(</text:p>
      <text:p text:style-name="P922"><text:s text:c="10"/>lists =&gt; {</text:p>
      <text:p text:style-name="P923"><text:s text:c="12"/>const udts = lists.udts;</text:p>
      <text:p text:style-name="P924"><text:s text:c="12"/>const getPanFromList$ = udts.map(udt =&gt; this.listService.getPanFromList(udt.id, this.pan));</text:p>
      <text:p text:style-name="P925"><text:s text:c="12"/>return forkJoin(getPanFromList$, (...results: any[]) =&gt; {</text:p>
      <text:p text:style-name="P926"><text:s text:c="14"/>udts.forEach((udt, i) =&gt; this.processGetPanResponse(results[i], udt));</text:p>
      <text:p text:style-name="P927"><text:s text:c="14"/>return udts;</text:p>
      <text:p text:style-name="P928"><text:s text:c="12"/>});</text:p>
      <text:p text:style-name="P929"><text:s text:c="10"/>}</text:p>
      <text:p text:style-name="P930"><text:s text:c="8"/>)</text:p>
      <text:p text:style-name="P931"><text:s text:c="6"/>);</text:p>
      <text:p text:style-name="P932"><text:span text:style-name="T933">Login and JWT</text:span></text:p>
      <text:p text:style-name="P934"/>
      <text:p text:style-name="Standard"><text:a xlink:href="http://jasonwatmore.com/post/2017/02/22/mean-with-angular-2-user-registration-and-login-example-tutorial" office:target-frame-name="_top" xlink:show="replace"><text:span text:style-name="T935">http://jasonwatmore.com/post/2017/02/22/mean-with-angular-2-user-registration-and-login-example-tutorial</text:span></text:a></text:p>
      <text:p text:style-name="Standard"><text:a xlink:href="https://blog.angular-university.io/angular-jwt-authentication/" office:target-frame-name="_top" xlink:show="replace"><text:span text:style-name="T936">https://blog.angular-university.io/angular-jwt-authentication/</text:span></text:a></text:p>
      <text:p text:style-name="P937"/>
      <text:p text:style-name="P938"><text:span text:style-name="T939">private</text:span><text:span text:style-name="T940"><text:s/></text:span><text:span text:style-name="T941">login</text:span><text:span text:style-name="T942"><text:s/>(</text:span><text:span text:style-name="T943">username</text:span><text:span text:style-name="T944">:<text:s/></text:span><text:span text:style-name="T945">string</text:span><text:span text:style-name="T946">,<text:s/></text:span><text:span text:style-name="T947">password</text:span><text:span text:style-name="T948">:<text:s/></text:span><text:span text:style-name="T949">string</text:span><text:span text:style-name="T950"><text:s/>) {</text:span></text:p>
      <text:p text:style-name="P951"><text:span text:style-name="T952"><text:s text:c="4"/></text:span><text:span text:style-name="T953">this</text:span><text:span text:style-name="T954">.</text:span><text:span text:style-name="T955">logger</text:span><text:span text:style-name="T956">.</text:span><text:span text:style-name="T957">debug</text:span><text:span text:style-name="T958">(</text:span><text:span text:style-name="T959">'Will try login'</text:span><text:span text:style-name="T960">);</text:span></text:p>
      <text:p text:style-name="P961"><text:span text:style-name="T962"><text:s text:c="4"/></text:span><text:span text:style-name="T963">const</text:span><text:span text:style-name="T964"><text:s/></text:span><text:span text:style-name="T965">request</text:span><text:span text:style-name="T966"><text:s/>=<text:s/></text:span><text:span text:style-name="T967">HttpWriteRequest</text:span><text:span text:style-name="T968">.</text:span><text:span text:style-name="T969">create</text:span><text:span text:style-name="T970">(</text:span><text:span text:style-name="T971">'/api/authenticate'</text:span><text:span text:style-name="T972">, {<text:s/></text:span><text:span text:style-name="T973">username</text:span><text:span text:style-name="T974">,<text:s/></text:span><text:span text:style-name="T975">password</text:span><text:span text:style-name="T976"><text:s/>});</text:span></text:p>
      <text:p text:style-name="P977"><text:span text:style-name="T978"><text:s text:c="4"/></text:span><text:span text:style-name="T979">this</text:span><text:span text:style-name="T980">.</text:span><text:span text:style-name="T981">logger</text:span><text:span text:style-name="T982">.</text:span><text:span text:style-name="T983">debug</text:span><text:span text:style-name="T984">(</text:span><text:span text:style-name="T985">'post'</text:span><text:span text:style-name="T986">);</text:span></text:p>
      <text:p text:style-name="P987"><text:span text:style-name="T988"><text:s text:c="4"/></text:span><text:span text:style-name="T989">return</text:span><text:span text:style-name="T990"><text:s/></text:span><text:span text:style-name="T991">this</text:span><text:span text:style-name="T992">.</text:span><text:span text:style-name="T993">http</text:span><text:span text:style-name="T994">.</text:span><text:span text:style-name="T995">post</text:span><text:span text:style-name="T996">(</text:span><text:span text:style-name="T997">request</text:span><text:span text:style-name="T998">)</text:span></text:p>
      <text:p text:style-name="P999"><text:span text:style-name="T1000"><text:s text:c="4"/>.</text:span><text:span text:style-name="T1001">map</text:span><text:span text:style-name="T1002">( (</text:span><text:span text:style-name="T1003">user</text:span><text:span text:style-name="T1004">:<text:s/></text:span><text:span text:style-name="T1005">any</text:span><text:span text:style-name="T1006">)<text:s/></text:span><text:span text:style-name="T1007">=&gt;</text:span><text:span text:style-name="T1008"><text:s/>{</text:span></text:p>
      <text:p text:style-name="P1009"><text:span text:style-name="T1010"><text:s text:c="8"/></text:span><text:span text:style-name="T1011">this</text:span><text:span text:style-name="T1012">.</text:span><text:span text:style-name="T1013">logger</text:span><text:span text:style-name="T1014">.</text:span><text:span text:style-name="T1015">debug</text:span><text:span text:style-name="T1016">(</text:span><text:span text:style-name="T1017">'result'</text:span><text:span text:style-name="T1018">);</text:span></text:p>
      <text:p text:style-name="P1019"><text:span text:style-name="T1020"><text:s text:c="8"/></text:span><text:span text:style-name="T1021">// login successful if there's a<text:s/></text:span><text:span text:style-name="T1022">jwt token in the response</text:span></text:p>
      <text:p text:style-name="P1023"><text:span text:style-name="T1024"><text:s text:c="8"/></text:span><text:span text:style-name="T1025">if</text:span><text:span text:style-name="T1026"><text:s/>(</text:span><text:span text:style-name="T1027">user</text:span><text:span text:style-name="T1028"><text:s/>&amp;&amp;<text:s/></text:span><text:span text:style-name="T1029">user</text:span><text:span text:style-name="T1030">.</text:span><text:span text:style-name="T1031">token</text:span><text:span text:style-name="T1032">) {</text:span></text:p>
      <text:p text:style-name="P1033"><text:span text:style-name="T1034"><text:s text:c="12"/></text:span><text:span text:style-name="T1035">this</text:span><text:span text:style-name="T1036">.</text:span><text:span text:style-name="T1037">logger</text:span><text:span text:style-name="T1038">.</text:span><text:span text:style-name="T1039">debug</text:span><text:span text:style-name="T1040">(</text:span><text:span text:style-name="T1041">user</text:span><text:span text:style-name="T1042">);</text:span></text:p>
      <text:p text:style-name="P1043"><text:span text:style-name="T1044"><text:s text:c="12"/></text:span><text:span text:style-name="T1045">this</text:span><text:span text:style-name="T1046">.</text:span><text:span text:style-name="T1047">logger</text:span><text:span text:style-name="T1048">.</text:span><text:span text:style-name="T1049">debug</text:span><text:span text:style-name="T1050">(</text:span><text:span text:style-name="T1051">user</text:span><text:span text:style-name="T1052">.</text:span><text:span text:style-name="T1053">token</text:span><text:span text:style-name="T1054">);</text:span></text:p>
      <text:p text:style-name="P1055"><text:span text:style-name="T1056"><text:s text:c="12"/></text:span><text:span text:style-name="T1057">// store user details and jwt token in local storage to keep user logged in between page<text:s/></text:span><text:span text:style-name="T1058">refreshes</text:span></text:p>
      <text:p text:style-name="P1059"><text:span text:style-name="T1060"><text:s text:c="12"/></text:span><text:span text:style-name="T1061">localStorage</text:span><text:span text:style-name="T1062">.</text:span><text:span text:style-name="T1063">setItem</text:span><text:span text:style-name="T1064">(</text:span><text:span text:style-name="T1065">'TFC-XSRF-Token'</text:span><text:span text:style-name="T1066">,<text:s/></text:span><text:span text:style-name="T1067">JSON</text:span><text:span text:style-name="T1068">.</text:span><text:span text:style-name="T1069">stringify</text:span><text:span text:style-name="T1070">(</text:span><text:span text:style-name="T1071">user</text:span><text:span text:style-name="T1072">.</text:span><text:span text:style-name="T1073">token</text:span><text:span text:style-name="T1074">));</text:span></text:p>
      <text:p text:style-name="P1075"><text:s text:c="8"/>}</text:p>
      <text:p text:style-name="P1076"/>
      <text:p text:style-name="P1077"><text:span text:style-name="T1078"><text:s text:c="8"/></text:span><text:span text:style-name="T1079">return</text:span><text:span text:style-name="T1080"><text:s/></text:span><text:span text:style-name="T1081">user</text:span><text:span text:style-name="T1082">;</text:span></text:p>
      <text:p text:style-name="P1083"><text:s text:c="4"/>});</text:p>
      <text:p text:style-name="Standard"><text:span text:style-name="T1084"><text:s/></text:span></text:p>
      <text:p text:style-name="P10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, Menlo, Monaco, 'Lucid" svg:font-family="Consolas, Menlo, Monaco, 'Lucid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pln" style:display-name="pln" style:family="text" style:parent-style-name="Fonteparág.padrão"/>
    <style:style style:name="pun" style:display-name="pun" style:family="text" style:parent-style-name="Fonteparág.padrão"/>
    <style:style style:name="str" style:display-name="st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eira, Victor</meta:initial-creator>
    <dc:creator>Victor Hugo Vieira</dc:creator>
    <meta:creation-date>2018-07-17T13:19:00Z</meta:creation-date>
    <dc:date>2019-01-17T00:41:00Z</dc:date>
    <meta:template xlink:href="Normal.dotm" xlink:type="simple"/>
    <meta:editing-cycles>142</meta:editing-cycles>
    <meta:editing-duration>PT192060S</meta:editing-duration>
    <meta:document-statistic meta:page-count="1" meta:paragraph-count="38" meta:word-count="2988" meta:character-count="19088" meta:row-count="134" meta:non-whitespace-character-count="16138"/>
  </office:meta>
</office:document-meta>
</file>